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pitch="variable" style:font-charset="x-symbol"/>
    <style:font-face style:name="Wingdings" svg:font-family="Wingdings" style:font-pitch="variable" style:font-charset="x-symbol"/>
    <style:font-face style:name="Zapf Dingbats" svg:font-family="'Zapf Dingbat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Palatino" svg:font-family="Palatino" style:font-pitch="variable"/>
    <style:font-face style:name="PalatinoTurk" svg:font-family="PalatinoTurk"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Yazar_20_Adi">
      <style:text-properties style:font-name="Lato" fo:language="fr" fo:country="FR"/>
    </style:style>
    <style:style style:name="P4" style:family="paragraph" style:parent-style-name="Standard">
      <style:paragraph-properties fo:line-height="0.6cm" fo:text-align="justify" style:justify-single-word="false"/>
      <style:text-properties style:font-name="Lato" fo:font-size="11pt" style:font-size-asian="11pt" style:font-size-complex="11pt"/>
    </style:style>
    <style:style style:name="P5" style:family="paragraph" style:parent-style-name="TR_20_Baslik_20_1">
      <style:paragraph-properties fo:break-before="page"/>
      <style:text-properties style:font-name="Lato"/>
    </style:style>
    <style:style style:name="P6" style:family="paragraph" style:parent-style-name="TR_20_Baslik_20_1">
      <style:paragraph-properties fo:break-before="page"/>
      <style:text-properties style:font-name="Lato" fo:language="fr" fo:country="FR"/>
    </style:style>
    <style:style style:name="P7" style:family="paragraph" style:parent-style-name="Contents_20_5">
      <style:text-properties style:font-name="Lato"/>
    </style:style>
    <style:style style:name="P8" style:family="paragraph" style:parent-style-name="TR_20_Alinti">
      <style:text-properties style:font-name="Lato"/>
    </style:style>
    <style:style style:name="P9" style:family="paragraph" style:parent-style-name="TR_20_Ana_20_Metin">
      <style:text-properties style:font-name="Lato"/>
    </style:style>
    <style:style style:name="P10" style:family="paragraph" style:parent-style-name="TR_20_Ana_20_Metin">
      <style:text-properties style:font-name="Lato" fo:language="fr" fo:country="FR"/>
    </style:style>
    <style:style style:name="P11" style:family="paragraph" style:parent-style-name="TR_20_Ana_20_Metin">
      <style:paragraph-properties fo:text-align="center" style:justify-single-word="false"/>
      <style:text-properties style:font-name="Lato"/>
    </style:style>
    <style:style style:name="P12" style:family="paragraph" style:parent-style-name="TR_20_Ana_20_Metin">
      <style:text-properties style:font-name="Lato" fo:language="en" fo:country="GB"/>
    </style:style>
    <style:style style:name="P13" style:family="paragraph" style:parent-style-name="TR_20_Ana_20_Metin">
      <style:text-properties style:font-name="Lato" fo:language="en" fo:country="GB" style:font-size-complex="11pt"/>
    </style:style>
    <style:style style:name="P14" style:family="paragraph" style:parent-style-name="TR_20_Ana_20_Metin_20_Bold">
      <style:text-properties style:font-name="Lato"/>
    </style:style>
    <style:style style:name="P15" style:family="paragraph" style:parent-style-name="TR_20_Ana_20_Metin_20_Bold">
      <style:paragraph-properties fo:text-align="center" style:justify-single-word="false"/>
      <style:text-properties style:font-name="Lato"/>
    </style:style>
    <style:style style:name="P16" style:family="paragraph" style:parent-style-name="TR_20_Ayet">
      <style:text-properties style:font-name="Lato"/>
    </style:style>
    <style:style style:name="P17" style:family="paragraph" style:parent-style-name="TR_20_Baslik_20_2">
      <style:text-properties style:font-name="Lato"/>
    </style:style>
    <style:style style:name="P18" style:family="paragraph" style:parent-style-name="tr_20_son_20_ayet">
      <style:text-properties style:font-name="Lato"/>
    </style:style>
    <style:style style:name="P19" style:family="paragraph" style:parent-style-name="TR_20_Kitap_20_Adi" style:master-page-name="Standard">
      <style:paragraph-properties style:page-number="auto"/>
      <style:text-properties style:font-name="Lato" fo:language="fr" fo:country="FR"/>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style:text-position="super 58%" fo:font-size="10pt" style:font-size-asian="10pt"/>
    </style:style>
    <style:style style:name="T4" style:family="text">
      <style:text-properties style:text-position="super 58%" fo:language="en" fo:country="GB"/>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language="en" fo:country="GB"/>
    </style:style>
    <style:style style:name="T8" style:family="text">
      <style:text-properties fo:language="en" fo:country="GB" fo:font-style="italic" style:font-style-asian="italic" style:font-style-complex="italic"/>
    </style:style>
    <style:style style:name="T9" style:family="text">
      <style:text-properties style:font-name-asian="Times New Roman"/>
    </style:style>
    <style:style style:name="T10" style:family="text">
      <style:text-properties fo:font-size="11.5pt" fo:font-weight="bold" style:font-size-asian="11.5pt" style:font-weight-asian="bold" style:font-size-complex="11.5pt"/>
    </style:style>
    <style:style style:name="T11" style:family="text">
      <style:text-properties fo:font-size="11.5pt" style:font-size-asian="11.5pt" style:font-size-complex="11.5pt"/>
    </style:style>
    <style:style style:name="T12" style:family="text">
      <style:text-properties fo:letter-spacing="-0.009cm"/>
    </style:style>
    <style:style style:name="T13" style:family="text">
      <style:text-properties style:font-name-complex="Zapf Dingbat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 text:outline-level="1">KURAN'DAN İŞARETLER</text:h>
      <text:p text:style-name="P10"/>
      <text:p text:style-name="P10"/>
      <text:p text:style-name="P3">HARUN YAHYA (ADNAN OKTAR)</text:p>
      <text:p text:style-name="P10"/>
      <text:p text:style-name="P10"/>
      <text:h text:style-name="P5" text:outline-level="1">Yazar ve Eserleri Hakkında</text:h>
      <text:p text:style-name="P9"/>
      <text:p text:style-name="P9"/>
      <text:p text:style-name="P9">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9">Harun Yahya'nın eserleri yaklaşık 30.000 resmin yer aldığı toplam 45.000 sayfalık bir külliyattır ve bu külliyat 57 farklı dile çevrilmiştir.</text:p>
      <text:p text:style-name="P9">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9">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9">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 dışında geniş bir okuyucu kitlesi tarafından takip edilmektedir. </text:p>
      <text:p text:style-name="P9">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text:p>
      <text:p text:style-name="P9"><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text:p>
      <text:p text:style-name="P9">Bu gerçekler göz önünde bulundurulduğunda, insanların görmediklerini görmelerini sağlayan, hidayetlerine vesile olan bu eserlerin okunmasını teşvik etmenin de, çok önemli bir hizmet olduğu ortaya çıkmaktadır.</text:p>
      <text:p text:style-name="P9">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9">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9">Bu önemli hizmette öncü rolü üstlenmiş olan Harun Yahya Külliyatı, Allah'ın izniyle, 21. yüzyılda dünya insanlarını Kuran'da tarif edilen huzur ve barışa, doğruluk ve adalete, güzellik ve mutluluğa taşımaya bir vesile olacaktır.</text:p>
      <text:p text:style-name="P9"/>
      <text:p text:style-name="P9"/>
      <text:h text:style-name="P5" text:outline-level="1">Okuyucuya</text:h>
      <text:p text:style-name="P9"/>
      <text:p text:style-name="P9"/>
      <text:p text:style-name="P9"><text:span text:style-name="T13"><text:tab/></text:span>Bu kitapta ve diğer çalışmalarımızda evrim teorisinin çöküşüne özel bir yer ayrılmasının nedeni, bu teorinin her türlü din aleyhtarı felsefenin temelini oluşturmasıdır. Yaratılışı ve dolayısıyla Allah'ın varlığını inkar eden Darwinizm, 14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9"><text:span text:style-name="T13"><text:tab/></text:span>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p>
      <text:p text:style-name="P9"><text:span text:style-name="T13"><text:tab/></text:span>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9"><text:span text:style-name="T13"><text:tab/></text:span>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9"><text:span text:style-name="T13"><text:tab/></text:span>Bunun yanında, sadece Allah'ın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9"><text:span text:style-name="T13"><text:tab/></text:span>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9"><text:span text:style-name="T13"><text:tab/></text:span>Bu eserlerde, diğer bazı eserlerde görülen, yazarın şahsi kanaatlerine, şüpheli kaynaklara dayalı izahlara, mukaddesata karşı gereken adaba ve saygıya dikkat edilmeyen üsluplara, burkuntu veren ümitsiz, şüpheci ve ye'se sürükleyen anlatımlara rastlayamazsınız. </text:p>
      <text:p text:style-name="P9"/>
      <text:p text:style-name="P9"/>
      <text:p text:style-name="P11">Bu kitapta kullanılan ayetler, Ali Bulaç'ın hazırladığı<text:line-break/>"Kur'an-ı Kerim ve Türkçe Anlamı" isimli mealden alınmıştır.</text:p>
      <text:p text:style-name="P9"/>
      <text:p text:style-name="P11">1. Baskı: Nisan 2003 / 2. Baskı: Ağustos 2006 / 3. Baskı: Ekim 2007</text:p>
      <text:p text:style-name="P9"><text:soft-page-break/></text:p>
      <text:p text:style-name="P15">ARAŞTIRMA YAYINCILIK</text:p>
      <text:p text:style-name="P11">Talatpaşa Mah. Emirgazi Caddesi İbrahim Elmas İşmerkezi</text:p>
      <text:p text:style-name="P11">A Blok Kat 4 Okmeydanı - İstanbul <text:s/>Tel: (0 212) 222 00 88</text:p>
      <text:p text:style-name="P11">Baskı:Seçil Ofset / 100 Yıl Mahallesi MAS-SİT Matbaacılar Sitesi</text:p>
      <text:p text:style-name="P11">4. Cadde No: 77 Bağcılar-İstanbul <text:s/>Tel: (0 212) 629 06 15</text:p>
      <text:p text:style-name="P9"/>
      <text:p text:style-name="P9"/>
      <text:p text:style-name="P15">www.harunyahya.org - www.harunyahya.net</text:p>
      <text:p text:style-name="P9"/>
      <text:p text:style-name="P9"/>
      <text:h text:style-name="P5" text:outline-level="1">İÇİNDEKİLER</text:h>
      <text:p text:style-name="P4"/>
      <text:p text:style-name="P4"/>
      <text:h text:style-name="P7" text:outline-level="1">EVRENDEKİ İŞARETLER<text:tab/>8</text:h>
      <text:h text:style-name="P7" text:outline-level="1">YERYÜZÜNDEKİ İŞARETLER<text:tab/>26</text:h>
      <text:h text:style-name="P7" text:outline-level="1">CANLILARDAKİ İŞARETLER<text:tab/>104</text:h>
      <text:h text:style-name="P7" text:outline-level="1">YERYÜZÜNDEKİ NİMETLER<text:tab/>156</text:h>
      <text:h text:style-name="P7" text:outline-level="1">TEKNOLOJİDEKİ İŞARETLER<text:tab/>186</text:h>
      <text:h text:style-name="P7" text:outline-level="1">FELAKETLERDEKİ İBRETLER<text:tab/>196</text:h>
      <text:h text:style-name="P7" text:outline-level="1">KURAN'DA BİLDİRİLEN KUTSAL MEKANLAR<text:tab/>232</text:h>
      <text:h text:style-name="P7" text:outline-level="1">EVRİM YANILGISI<text:tab/>266</text:h>
      <text:p text:style-name="P4"/>
      <text:p text:style-name="P4"/>
      <text:h text:style-name="P5" text:outline-level="1">EVRENDEKİ İŞARETLER</text:h>
      <text:p text:style-name="P9"/>
      <text:p text:style-name="P9"/>
      <text:p text:style-name="P9">Tüm evrene mükemmel bir düzen hakimdir. Gök cisimlerinin büyüklükleri ve konumları, evrenin genişleme hızı, Dünya'nın galaksimizdeki özel konumu, Güneş ve Ay'ın düzeni, yerçekiminin varlığı ve bunlar gibi daha birçok etken Dünya'da canlı yaşamını olanaklı kılacak şekilde, kusursuz olarak yaratılmıştır. </text:p>
      <text:p text:style-name="P9">Bu bölümde Kuran'da yer alan evrenle ilgili bazı ayetlere yer verilmekte ve Allah'ın yaratma sanatının örneklerinden bazıları gözler önüne serilmektedir. </text:p>
      <text:p text:style-name="P9">Allah'ın Kuran'da,<text:span text:style-name="T1"> "Biz gökyüzünü, yeryüzünü ve ikisi arasında bulunan şeyleri batıl olarak yaratmadık. Bu, inkâr edenlerin zannıdır..." </text:span>(Sad Suresi, 27) ayetiyle bildirdiği gibi, evren bir amaçla yaratılmıştır. İnsan da bu amaca göre davranmakla, herşeyin hakimi olan Rabbimiz’e kulluk etmekle yükümlüdür.</text:p>
      <text:p text:style-name="P16">Gökleri ve yeri (bir örnek edinmeksizin) yaratndır.O, bir işin olmasına karar verirse, ona yalnızca “OL” der, o da hemen oluverir. (Bakara Suresi, 117)</text:p>
      <text:p text:style-name="P16">Hamd, gökleri ve yeri yaratan, karanlıkları ve aydınlığı kılan Allah’adır. Sonra bile, inkar edenler, Rablerine( birtakım varlıkları ve güçleri) denk tutuyorlar. (Enam Suresi, 1)</text:p>
      <text:p text:style-name="P16">O, gökleri ve yeri hak olarak yaratandır.O’nun “ol” dediği gün (herşey) oluverir, O’nun sözü haktır. Sur’a üfürüldüğü gün mülk O’nundur. O, gaybı ve müşahede edilebileni bilendir.O hokum ve hikmet sahibi olandır. (Enam Suresi, 73)</text:p>
      <text:p text:style-name="P16">Resulleri dedi ki: “Allah hakkında mı şüphe ( ediyorsunuz)? O, gökleri ve yeri yaratandır; O sizi günahlarınızı bağışlamak için davet etmekte ve sizi adı konulmuş bir süreye kadar erteliyor”… (İbrahim Suresi, 10)</text:p>
      <text:p text:style-name="P16">Şüphesiz Allah, gökleri ve yeri zeval bulurlar diye tutuyor. Andolsun, eğer zeval bulacak olurlarsa Kendisi’nden sonra artık kimse onları tutamaz. Doğrusu O, Halim’dir, bağışlayandır. (Fatır Suresi, 41)</text:p>
      <text:p text:style-name="P16">Ey insanlar, siz Allah'a muhtaçlarsınız; Allah ise, Ğaniy (hiçbir şeye ihtiyacı olmayandır, Hamid (övülmeye layık)tır. (Fatır Suresi, 15)</text:p>
      <text:p text:style-name="P16">Şüphesiz Allah, O, benim de Rabbim, sizin de Rabbinizdir; şu halde O'na kulluk edin. Dosdoğru yol budur. (Zuhruf Suresi, 64)</text:p>
      <text:p text:style-name="P16">... şüphesiz Allah, O, Hak olandır ve şüphesiz O'nun dışında taptıkları ise, batıldır... (Lokman Suresi, 30)</text:p>
      <text:p text:style-name="P16">Elbette göklerin ve yerin yaratılması, insanların yaratılmasından daha büyüktür. Ancak insanların çoğu bilmezler. (Mümin Suresi, 57)</text:p>
      <text:p text:style-name="P16">İşte Rabbiniz olan Allah budur. O'ndan başka İlah yoktur. Herşeyin Yaratıcısıdır, öyleyse O'na kulluk edin. O, herşeyin üstünde bir vekildir. (Enam Suresi, 102)</text:p>
      <text:p text:style-name="P16">Andolsun onlara: “Gökleri ve yeri kim yarattı?” diye soracak olsan, elbette “Allah” diyecekler. De ki: “Gördünüz mü haber verin, Allah'tan başka taptıklarınız, eğer Allah bana bir zarar dileyecek olsa O'nun zararını kaldırabilirler mi? Ya da bana bir rahmet vermeyi istese, O'nun rahmetini tutup-<text:soft-page-break/>önleyebilecekler mi?” De ki: “Allah, bana yeter. Tevekkül edecek olanlar, O'na tevekkül etsinler.” (Zümer Suresi, 38)</text:p>
      <text:p text:style-name="P9"/>
      <text:h text:style-name="P5" text:outline-level="1">YERYÜZÜNDEKİ İŞARETLER</text:h>
      <text:p text:style-name="P9"/>
      <text:p text:style-name="P9"/>
      <text:p text:style-name="P9">Bir ayette Allah, <text:span text:style-name="T1">"... herşeyi yarattığını, ona bir düzen verdiğini ve belli bir ölçüyle takdir ettiğini"</text:span> bildirmektedir. (Furkan Suresi, 2) Yeryüzünde, bu kusursuz düzene ve ölçüye dair sayısız işaret vardır. Canlı-cansız tüm varlıklar ve sistemler bu olağanüstü düzeni açıkça göstermekte, mükemmel yapılarıyla tesadüfen oluşamayacaklarını ortaya koymaktadırlar.</text:p>
      <text:p text:style-name="P9">Güneş ile Dünya arasındaki mesafe, atmosferdeki gazların ideal oranları, güneş ışığının özelliklerinin bitkilerin fotosentez yapmasına tam uygun olması, dağların yeryüzünü sabitleyici özellikleri, gece ile gündüzün oluşumu, suyun canlı yaşamına birebir uyumlu bir madde olması, hayvanların, meyvelerin, sebzelerin, bulutların, rüzgarın varlığı, hücrelerimizin muhteşem özellikleri, DNA'nın yapısı....</text:p>
      <text:p text:style-name="P9">Tüm bunlar Allah'ın üstün sanatının yalnızca birkaç örneğidir ve bize Rabbimiz'in gücünün sınırsızlığını göstermektedir.</text:p>
      <text:p text:style-name="P16">Allah, gece ile gündüzü evirip çevirir. Gerçekten bunda basiret sahipleri için birer ibret vardır. (Nur Suresi, 44)</text:p>
      <text:p text:style-name="P16">O, geceyi sizin için bir elbise, uykuyu bir dinlenme ve gündüzü de yayılıp-çalışma (zamanı) kılandır. (Furkan Suresi, 47)</text:p>
      <text:p text:style-name="P16">Kararmaya ilk başladığı zaman, geceye andolsun, ve nefes almaya başladığı zaman, sabaha; (Tekvir Suresi, 17-18)</text:p>
      <text:p text:style-name="P16">…Gündüzü, durmaksızın kendisini kovalayan geceyle örten, Güneş’e, Ay’a ve yıldızlara Kendi buyruğuyla baş eğdirendir… (Araf Suresi, 54)</text:p>
      <text:p text:style-name="P16">Geceyi, gündüzü , Güneş’i ve Ay’ı yaratan O’dur; her biri bir yörüngede yüzüp gidiyor. (Enbiya Suresi, 33)</text:p>
      <text:p text:style-name="P16">Sizin için yerde olanların tümünü yaratan O'dur. Sonra göğe yönelip (istiva edip) de onları yedi gök olarak düzenleyen O'dur. Ve O, herşeyi bilendir. (Bakara Suresi, 29)</text:p>
      <text:p text:style-name="P16">Dikkatli olun; göklerde ve yerde olanların hepsi Allah'ındır. O, üzerinde bulunduğunuz şeyi elbette bilir. Ve O'na döndürülecekleri gün, yaptıklarını kendilerine haber verecektir... (Nur Suresi, 64)</text:p>
      <text:p text:style-name="P16">Dağları görürsün de, donmuş sanırsın; oysa onlar bulutların sürüklenmesi gibi sürüklenirler. Herşeyi 'sapasağlam ve yerli yerinde yapan' Allah'ın sanatı (yapısı)dır (bu). Şüphesiz O, işlediklerinizden haberdardır. (Neml Suresi, 88)</text:p>
      <text:p text:style-name="P16">O, gökleri ve yeri ve ikisinin arasındakileri altı günde yaratan ve sonra arşa istiva edendir. Rahman (olan Allah)dır. Bunu (bundan) haberi olana sor. (Furkan Suresi, 59)</text:p>
      <text:p text:style-name="P16">Göklerde ve yerde olanlar Allah'ındır. Şüphesiz Allah, Gani (hiç kimseye ve hiçbir şeye muhtaç olmayan)dır, Hamid (hamd da yalnızca O'na ait)tir. (Lokman Suresi, 26)</text:p>
      <text:p text:style-name="P16">Geceyi, gündüzü, Güneş'i ve Ay'ı sizin emrinize verdi; yıldızlar da O'nun emriyle emre hazır kılınmıştır. Şüphesiz bunda, aklını kullanabilen bir topluluk için ayetler vardır. (Nahl Suresi, 12)</text:p>
      <text:p text:style-name="P16"><text:soft-page-break/>Yerde sizin için üretip-türettiği çeşitli renklerdekileri de. Şüphesiz bunda, öğüt alıp düşünen bir topluluk için ayetler vardır. (Nahl Suresi, 13)</text:p>
      <text:p text:style-name="P16">Göklerde ve yerde bulunanlar O'nundur; hepsi O'na 'gönülden boyun eğmiş' bulunuyorlar. Yaratmayı başlatan, sonra onu <text:s/>iade edecek olan O'dur; bu O'na göre pek kolaydır. Göklerde ve yerde en yüce misal O'nundur. O, güçlü ve üstün olandır, hüküm ve hikmet sahibidir. (Rum Suresi, 26-27)</text:p>
      <text:p text:style-name="P16">(Onlar mı) Yoksa, gökleri ve yeri yaratan ve size gökten su indiren mi? Ki onunla (o suyla) gönül alıcı bahçeler bitirdik, sizin içinse bir ağacını bitirmek mümkün değildir. Allah ile beraber başka bir İlah mı? Hayır, onlar sapıklıkta devam eden bir kavimdir. (Neml Suresi, 60)</text:p>
      <text:p text:style-name="P16">Allah; gökleri, yeri ve ikisi arasında olanları altı günde yarattı, sonra arşa istiva etti. Sizin O'nun dışında bir yardımcınız ve şefaatçiniz yoktur. Yine de öğüt alıp-düşünmeyecek misiniz? (Secde Suresi, 4)</text:p>
      <text:p text:style-name="P16">O inkar edenler görmüyorlar mı ki, (başlangıçta) göklerle yer, birbiriyle bitişik iken, Biz onları ayırdık ve her canlı şeyi sudan yarattık. Yine de onlar inanmayacaklar mı? (Enbiya Suresi, 30)</text:p>
      <text:p text:style-name="P16">Göklerin, yerin ve ikisi arasında bulunanların Rabbidir, üstün ve güçlü olan, bağışlayandır. (Sad Suresi, 66)</text:p>
      <text:p text:style-name="P16">Göklerin ve yerin anahtarları O'nundur. O, dilediğine rızkı genişletip-yayar ve kısar da. Çünkü O, herşeyi bilendir. (Şura Suresi, 12)</text:p>
      <text:p text:style-name="P16">Size verilen herhangi bir şey, dünya hayatının metaıdır. Allah Katında olan ise, daha hayırlı ve daha süreklidir. (Bu da) iman edip Rablerine tevekkül edenler içindir. (Şura Suresi, 36)</text:p>
      <text:p text:style-name="P16">Göklerin, yerin ve ikisi arasında bulunanların mülkü Kendisi'nin olan (Allah) ne yücedir. Kıyamet saatinin ilmi O'nun Katındadır ve O'na döndürüleceksiniz. (Zuhruf Suresi, 85)</text:p>
      <text:p text:style-name="P16">Andolsun, onlara: "Gökleri ve yeri kim yarattı?" diye soracak olsan, tartışmasız: "Onları üstün ve güçlü olan, bilen (Allah) yarattı" diyecekler. Ki O, yeri sizin için bir beşik kıldı ve doğru yolu bulursunuz diye onda size (birtakım) yollar var etti. (Zuhruf Suresi, 9-10)</text:p>
      <text:p text:style-name="P16">Biz, orada hurmalıklardan ve üzüm-bağlarından bahçeler kıldık ve içlerinde pınarlar fışkırttık. Onun ürünlerinden ve kendi ellerinin yaptıklarından yemeleri için. Yine de şükretmiyorlar mı? (Yasin Suresi, 34-35)</text:p>
      <text:p text:style-name="P16">O, gökleri dayanak olmaksızın yaratmıştır, bunu görmektesiniz. Arzda da, sizi sarsıntıya uğratır diye sarsılmaz dağlar bıraktı... (Lokman Suresi, 10)</text:p>
      <text:p text:style-name="P16">Yeri de (nasıl) döşeyip-yaydık? Onda sarsılmaz dağlar bıraktık ve onda 'göz alıcı ve iç açıcı' her çiftten (nice bitkiler) bitirdik. (Kaf Suresi, 7)</text:p>
      <text:p text:style-name="P16">Yerin bitirdiklerinden, kendi nefislerinden ve daha bilmedikleri nice şeylerden bütün çiftleri yaratan (Allah çok) yücedir. (Yasin Suresi, 36)</text:p>
      <text:p text:style-name="P16">... Hamd, göklerin Rabbi, yerin Rabbi ve alemlerin Rabbi Allah'ındır. Göklerde ve yerde büyüklük O'nundur... (Casiye Suresi, 36-37)</text:p>
      <text:p text:style-name="P16">Gökleri ve yeri altı günde yaratan, sonra arşa istiva eden O'dur. Yere gireni, ondan çıkanı gökten ineni ve ona çıkanı bilir. Her nerede iseniz, O sizinle beraberdir... (Hadid Suresi, 4)</text:p>
      <text:p text:style-name="P16">... gökten üzerlerine sağanak yağdırdık, nehirleri de altlarından akar yaptık... (Enam Suresi, 6)</text:p>
      <text:p text:style-name="P16"><text:soft-page-break/>... Size (ürün yüklü) bağlar-bahçeler versin, ırmaklar da versin. (Nuh Suresi, 12)</text:p>
      <text:p text:style-name="P16">(Allah) Gökten bir su indirdi de dereler kendi miktarınca çağlayıp aktı... (Rad Suresi, 17)</text:p>
      <text:p text:style-name="P16">Yeri de ‘coşkun kaynaklar' halinde fışkırttık... (Kamer Suresi, 12)</text:p>
      <text:p text:style-name="P16">Göklerde ve yerde olanlar Allah'ındır ve (bütün) işler Allah'a döndürülür. (Al-i İmran Suresi, 109)</text:p>
      <text:p text:style-name="P16">O'dur ki, onlar umutlarını kestikten sonra yağmuru indirir ve rahmetini serip-yayar... (Şura Suresi, 28)</text:p>
      <text:p text:style-name="P16">Göklerde ve yerde her ne varsa O'nundur. Şüphesiz Allah, hiçbir şeye ihtiyacı olmayandır, övülmeye layık olandır. (Hac Suresi, 64)</text:p>
      <text:p text:style-name="P16">Allah'ın boyası... Allah(ın boyasın)dan daha güzel boyası olan kimdir? Biz (yalnızca) O'na kulluk edenleriz. (Bakara Suresi, 138)</text:p>
      <text:p text:style-name="P16">Yeryüzünde, onları sarsmasın diye, sabit dağlar yarattık ve doğru gidebilsinler diye geniş yollar açtık. (Enbiya Suresi, 31)</text:p>
      <text:p text:style-name="P16">... yeryüzünü bir karar yeri kılan, onun arasında ırmaklar var eden ve ona (yeryüzü için) sarsılmaz dağlar yaratan... (Neml Suresi, 61)</text:p>
      <text:p text:style-name="P16">Gökte burçlar kılan, onların içinde bir aydınlık ve nurlu bir Ay var eden (Allah) ne yücedir. (Furkan Suresi, 61)</text:p>
      <text:p text:style-name="P16">O, gece ile gündüzü birbiri ardınca kılandır; öğüt alıp-düşünmek isteyenler ya da şükretmek isteyenler için. (Furkan Suresi, 62)</text:p>
      <text:p text:style-name="P16">Şüphesiz, göklerin ve yerin yaratılmasında, gece ile gündüzün art arda gelişinde, insanlara yararlı şeyler ile denizde yüzen gemilerde, Allah'ın yağdırdığı ve kendisiyle yeryüzünü ölümünden sonra dirilttiği suda her canlıyı orada üretip-yaymasında, rüzgarları estirmesinde, gökle yer arasında boyun eğdirilmiş bulutları evirip çevirmesinde düşünen bir topluluk için gerçekten ayetler vardır. (Bakara Suresi, 164)</text:p>
      <text:p text:style-name="P16">Ki O, belli bir miktar ile gökten su indirdi de, onunla ölü bir memleketi ‘dirilttik yaydık’... (Zuhruf Suresi, 11)</text:p>
      <text:p text:style-name="P16">Göklerde İlah ve yerde İlah O'dur. O, hüküm ve hikmet sahibidir, bilendir. (Zuhruf Suresi, 84)</text:p>
      <text:p text:style-name="P16">Rahmetinin önünde rüzgarları bir müjde olarak gönderen O'dur. Bunlar ağırca bulutları kaldırıp yüklendiğinde, onları (kuraklıktan) ölmüş bir şehre sürükleyiveririz ve bununla oraya su indiririz de böylelikle bütün ürünlerden çıkarırız. İşte Biz, ölüleri de böyle diriltip-çıkarırız. Ki ibret alasınız. (Araf Suresi, 57)</text:p>
      <text:p text:style-name="P16">Allah sizi yarattı, sonra sizi öldürüyor, sizden kimi de, bildikten sonra bir şey bilmesin diye, ömrün en aşağı ucuna (yaşlılığa) geri çevrilir. Şüphesiz, Allah bilendir, herşeye güç <text:s/>yetirendir. (Nahl Suresi, 70)</text:p>
      <text:p text:style-name="P16">Ki O, yarattığı herşeyi en güzel yapan ve insanı yaratmaya bir çamurdan başlayandır. (Secde Suresi, 7)</text:p>
      <text:p text:style-name="P16">O Allah ki, yaratandır, kusursuzca var edendir, 'Şekil ve suret' verendir... (Haşr Suresi, 24)</text:p>
      <text:p text:style-name="P16">Allah, sizi bir za'ftan yarattı, sonra (bu) za'fın ardından bir kuvvet kıldı sonra bu kuvvetin ardından da bir za'f ve yaşlılık verdi... (Rum Suresi, 54)</text:p>
      <text:p text:style-name="P16">Kim Rabbinin makamından korkar ve nefsi heva (istek ve tutkular) dan sakındırırsa artık şüphesiz cennet, (onun için) bir barınma yeridir. (Naziat Suresi, 40-41)</text:p>
      <text:p text:style-name="P16"><text:soft-page-break/>Hiç <text:s/>şüphesiz Allah, iman edenleri ve salih amellerde bulunanları altından ırmaklar akan cennetlere sokar... (Hac Suresi, 23)</text:p>
      <text:p text:style-name="P16">Ancak Rablerinden korkup-sakınanlar ise; onlara yüksek köşkler vardır, onların üstünde de yüksek köşkler bina edilmiştir... (Zümer Suresi, 20)</text:p>
      <text:p text:style-name="P16">Dilediği takdirde, sana bundan daha hayırlısı olarak altından ırmaklar akan cennetler veren ve senin için köşkler kılan (Allah) ne yücedir. (Furkan Suresi, 10)</text:p>
      <text:p text:style-name="P16">Orada tahtlar üzerinde yaslanıp-dayanmışlardır. Orada ne (yakıcı) bir güneş ve ne de dondurucu bir soğuk görürler. (İnsan Suresi, 13)</text:p>
      <text:p text:style-name="P16">Her nereye baksan, bir nimet ve büyük bir mülk görürsün. (İnsan Suresi, 20)</text:p>
      <text:p text:style-name="P16">... onlar için, kendisinde sürekli bir nimet bulunan cennetleri müjdeler. (Tevbe Suresi, 21)</text:p>
      <text:p text:style-name="P16">... onları, içinde ebedi kalıcılar olarak, altından ırmaklar akan cennetin yüksek köşklerine muhakkak yerleştireceğiz... (Ankebut Suresi, 58)</text:p>
      <text:p text:style-name="P16">Böylece iman edip salih amellerde bulunanlar; artık onlar ‘bir cennet bahçesinde' ‘sevinç içinde ağırlanırlar'. (Rum Suresi, 15)</text:p>
      <text:p text:style-name="P16">De ki: "Bu mu daha hayırlı, yoksa takva sahiplerine va'dedilen ebedi cennet mi? Ki onlar için bir mükafat ve son duraktır." (Furkan Suresi, 15)</text:p>
      <text:p text:style-name="P16">"İçinde ebedi kalıcılar olarak, orada her istedikleri onlarındır; bu, Rabbinin üzerine aldığı, istenen bir vaaddir." (Furkan Suresi, 16)</text:p>
      <text:p text:style-name="P16">Onların etrafında altın tepsiler ve testilerle dolaşılır; orada nefislerin arzu ettiği ve gözlerin lezzet (zevk) aldığı herşey var... <text:s/>(Zuhruf Suresi, 71)</text:p>
      <text:p text:style-name="P16">Göklerin ve yerin mülkü Allah'ındır. Allah, herşeye güç yetirendir. (Al-i İmran Suresi, 189)</text:p>
      <text:p text:style-name="P16">Göklerde ve yerde ne varsa Allah'ındır. Vekil olarak Allah yeter. (Nisa Suresi, 132)</text:p>
      <text:p text:style-name="P10"/>
      <text:p text:style-name="P10"/>
      <text:h text:style-name="P5" text:outline-level="1">CANLILARDAKİ İŞARETLER</text:h>
      <text:p text:style-name="P9"/>
      <text:p text:style-name="P9"/>
      <text:p text:style-name="P9">Canlılar Allah'ın yaratma sanatının eşşiz örnekleri ile doludur. Kuşlardan sürüngenlere, balinalardan böceklere kadar büyük küçük birçok canlı, insanları hayrete düşüren üstün özelliklere sahiptirler. Bu özellikler karşısında (örümceğin çelikten daha sağlam bir ip üretmesi, arıların petek inşa edip bal üretmeleri, kuşların yön bulma yetenekleri gibi) kendini akıllı, bilgili, şuurlu gören insanoğlu bile aciz kalır, hatta bunların benzerini taklit etmeye dahi çoğu zaman güç yetiremez.</text:p>
      <text:p text:style-name="P9">Bu gerçeklere rağmen bazı insanlar canlılardaki yaratılış harikalarını inkar etmeye kalkarlar. Kendilerini ve içinde yaşadıkları evreni yaratan Allah'ın apaçık olan varlığını kabul etmemek için mantık bozuklukları sergilerler. Ancak çabaları boşunadır. Rabbimiz Kuran'da şu şekilde buyurmuştur:</text:p>
      <text:p text:style-name="P16">... Sonunda onlar, istemedikleri halde hak geldi ve Allah'ın emri ortaya çıkıp-üstünlük sağladı. (Tevbe Suresi, 48)</text:p>
      <text:p text:style-name="P16">Onlara binmeniz ve süs için atları, katırları ve merkepleri (yarattı)... (Nahl Suresi, 8)</text:p>
      <text:p text:style-name="P16">Hayvanlardan yük taşıyan ve (yünlerinden, tüylerinden) döşek yapılanları da... (Enam Suresi, 142)</text:p>
      <text:p text:style-name="P16">İri cüsseli develeri size Allah'ın işaretlerinden kıldık... (Hac Suresi, 36)</text:p>
      <text:p text:style-name="P16">Bakmıyorlar mı o deveye; nasıl yaratıldı? (Gaşiye Suresi, 17)</text:p>
      <text:p text:style-name="P16">Size her istediğiniz şeyi verdi. Eğer Allah'ın nimetini saymaya kalkışırsanız, onu sayıp-bitirmeye güç yetiremezsiniz. Gerçek şu ki, insan pek zalimdir, pek nankördür. (İbrahim Suresi, 34)</text:p>
      <text:p text:style-name="P16">Gerçekten hayvanlarda da sizin için bir ders (ibret) vardır; karınlarının içinde olanlardan size içirmekteyiz ve onlarda sizin için daha birçok yararlar var. Sizler onlardan yemektesiniz. (Müminun Suresi, 21)</text:p>
      <text:p text:style-name="P16">Sizin için hayvanlarda da elbette ibretler vardır, size onların karınlarındaki fers (yarı sindirilmiş gıdalar) ile kan arasından, içenlerin boğazından kolaylıkla kayan dupduru bir süt içirmekteyiz. (Nahl Suresi, 66)</text:p>
      <text:p text:style-name="P16">Yeryüzünde hiçbir canlı yoktur ki, rızkı Allah’a ait olmasın. Onun karar (yerleşik) yerini de ve geçici bulunduğu yeri de bilir. (Bunların) Tümü apaçık bir kitapta (yazılı)dır. (Hud Suresi,6) </text:p>
      <text:p text:style-name="P16">Rabbin bal arısına vahyetti: Dağlarda, ağaçlarda ve onların kurdukları çardaklarda kendine evler edin. Sonra meyvelerin tümünden ye, böylece Rabbinin sana kolaylaştırdığı yollarda yürü-uçuver. Onların karınlarından türlü renklerde şerbetler çıkar, onda insanlar için bir şifa vardır... (Nahl Suresi, 68-69)</text:p>
      <text:p text:style-name="P16">İnsanlardan, hayvanlardan ve davarlardan da renkleri böyle değişik olanlar vardır. Kulları içinde ise Allah'tan ancak alim olanlar 'içleri titreyerek-korkar'... (Fatır Suresi, 28)</text:p>
      <text:p text:style-name="P16">Görmedin mi ki, göklerde ve yerde olanlar ve dizi dizi uçan kuşlar, gerçekten Allah'ı tesbih etmektedir. Her biri, kendi duasını ve tesbihini şüphesiz bilmiştir... (Nur Suresi, 41)</text:p>
      <text:p text:style-name="P16">Sizin için gökten su indiren O'dur; içecek ondan, ağaç ondandır (ki) hayvanlarınızı onda otlatmaktasınız. (Nahl Suresi, 10)</text:p>
      <text:p text:style-name="P16"><text:soft-page-break/>Görmüyorlar mı; Biz, suyu çorak toprağa sürüyoruz da onunla ekin bitiriyoruz; ondan hayvanları, kendileri yemektedir... (Secde Suresi, 27)</text:p>
      <text:p text:style-name="P16">Göklerin ve yerin yaratılması ile onlarda her canlıdan türetip-yayması O'nun ayetlerindendir. Ve O, dileyeceği zaman onların hepsini toplamaya güç yetirendir. (Şura Suresi, 29)</text:p>
      <text:p text:style-name="P16">Göklerde ve yerde ne varsa O'nundur, itaat-kulluk da sürekli olarak O'nundur. Böyleyken Allah'tan başkasından mı korkup-sakınıyorsunuz? (Nahl Suresi, 52)</text:p>
      <text:p text:style-name="P16">Denizi de sizin emrinize veren O'dur, ondan taze et yemektesiniz ve giyiminizde ondan süs-eşyaları çıkarmaktasınız... (Nahl Suresi, 14)</text:p>
      <text:p text:style-name="P16">Deniz avı ve onu yemek size ve (yeryüzünde) dolaşanlara bir yarar olarak helal kılındı... (Maide Suresi, 96)</text:p>
      <text:p text:style-name="P16">Ey iman edenler, Allah'ın sizin için helal kıldığı güzel şeyleri haram kılmayın ve haddi aşmayın... (Maide Suresi, 87)</text:p>
      <text:p text:style-name="P16">Ellerimizin yaptıklarından kendileri için nice hayvanları yarattığımızı görmüyorlar mı? Böylece bunlara malik oluyorlar. Biz onlara kendileri için boyun eğdirdik işte bir kısmı binekleridir, bir kısmını(n da etini) yiyorlar. Onlarda kendileri için daha nice yararlar ve içecekler vardır. Yine de şükretmeyecekler mi? (Yasin Suresi, 71-73)</text:p>
      <text:p text:style-name="P16">Allah’ın dışında başka veliler edinenlerin örneği, kendine ev edinen örümcek örneğine benzer. Gerçek şu ki, evlerin en dayanıksız olanı örümcek evidir; bir bilselerdi. (Ankebut Suresi, 41) </text:p>
      <text:p text:style-name="P16">Şüphesiz Allah, bir sivrisineği de, ondan üstün olanı da, örnek vermekten çekinmez. Böylece iman edenler, kuşkusuz bunun Rablerinden gelen bir gerçek olduğunu bilirler... (Bakara Suresi, 26)</text:p>
      <text:p text:style-name="P16">Boyları birbiriyle yarışan ve içiçe girmiş ağaçlı bahçeler. Meyveler ve otlaklıklar, Size ve hayvanlarınıza bir yarar (meta) olmak üzere. (Abese Suresi, 30-32)</text:p>
      <text:p text:style-name="P16">Şüphesiz, müminler için göklerde ve yerde ayetler vardır. Sizin yaratılışınızda ve türetip-yaydığı canlılarda kesin bilgiyle inanan bir kavim için ayetler vardır. (Casiye Suresi, 3-4)</text:p>
      <text:p text:style-name="P16">Allah size kendi nefislerinizden eşler yarattı ve size eşlerinizden çocuklar ve torunlar yarattı ve sizi güzel şeylerden rızıklandırdı... (Nahl Suresi, 72)</text:p>
      <text:p text:style-name="P16">Bildiğiniz şeylerle size yardım edenden korkup-sakının. Size hayvanlar, çocuklar (vererek) yardım etti. Bahçeler ve pınarlar da. (Şuara Suresi, 132-134)</text:p>
      <text:p text:style-name="P16">Andolsun, sizi yeryüzünde yerleşik kıldık ve orda size geçimlikler yarattık. Ne az şükrediyorsunuz? (Araf Suresi, 10)</text:p>
      <text:p text:style-name="P16">Ve orda sizler için ve kendisine rızık vericiler olmadığınız kimseler (varlıklar ve canlılar) için geçimlikler kıldık. (Hicr Suresi, 20)</text:p>
      <text:p text:style-name="P16">Herşeyin melekutu (hükümranlık ve mülkü) elinde bulunan (Allah) ne yücedir. Siz O'na döndürüleceksiniz. (Yasin Suresi, 83)</text:p>
      <text:p text:style-name="P16">Şüphesiz Allah, göklerin ve yerin gaybını bilendir. Gerçek şu ki O, sinelerin özünde (saklı) olanı bilir. (Fatır Suresi, 38)</text:p>
      <text:p text:style-name="P16"><text:soft-page-break/>Şimdi ekmekte olduğunuz (tohum)u gördünüz mü? Onu sizler mi bitiriyorsunuz, yoksa bitiren Biz miyiz? Eğer dilemiş olsaydık, gerçekten onu bir ot kırıntısı kılardık... (Vakıa Suresi, 63-65)</text:p>
      <text:p text:style-name="P16">Görmedin mi, Allah, gökten su indirdi, böylece yeryüzü yemyeşil donatıldı. Şüphesiz Allah, lütfedicidir, herşeyden haberdardır. (Hac Suresi, 63)</text:p>
      <text:p text:style-name="P16">Bilin ki gerçekten Allah, ölümünden sonra yeryüzüne hayat verir. Şüphesiz Biz umulur ki aklınızı kullanırsınız diye size ayetleri açıkladık. (Hadid Suresi, 17)</text:p>
      <text:p text:style-name="P16">Görmüyor musun; gerçekten Allah, gökyüzünden su indirdi de onu yerin içindeki kaynaklara yürütüp-geçirdi. Sonra onunla çeşitli renklerde ekinler çıkarıyor. Sonra kurumaya başlar böylece onu sararmış görürsün. Sonra da onu kurumuş kırıntılar kılıyor. Şüphesiz bunda, temiz akıl sahipleri için gerçekten öğüt alınacak bir ders (zikr) vardır. (Zümer Suresi, 21)</text:p>
      <text:p text:style-name="P16">Gaybın anahtarları O'nun Katındadır, O'ndan başka hiç kimse gaybı bilmez. Karada ve denizde olanların tümünü O bilir, O, bilmeksizin bir yaprak dahi düşmez; yerin karanlıklarındaki bir tane, yaş ve kuru dışta olmamak üzere hepsi (ve herşey) apaçık bir kitaptadır. (Enam Suresi, 59)</text:p>
      <text:p text:style-name="P10"/>
      <text:p text:style-name="P10"/>
      <text:h text:style-name="P6" text:outline-level="1">YERYÜZÜNDEKİ NİMETLER</text:h>
      <text:p text:style-name="P10"/>
      <text:p text:style-name="P9"/>
      <text:p text:style-name="P9">Oksijen, su, yiyecekler, güneş ışığı, gündüz ve gece.. Bunlar bedeninizin ihtiyaçlarıdır, bunların yanısıra ruhunuzun zevk alacağı güzelliklere de ihtiyacınız vardır. Güzel bir manzara, güzel bir insan yüzü, estetik mekanlar...</text:p>
      <text:p text:style-name="P9">Dünya bu gibi nimetlerle doludur, ancak bazı insanlar bunların farkında değildir. Kendi sıkıntıları içinde güzellikleri göremeyecek hale gelmişlerdir. Bu olumsuz ruh halinin nedeni, söz konusu kişilerin Allah'tan uzak yaşamaları, iman etmemiş olmalarıdır. Din ahlakı yaşanmadığında <text:s/>sıkıntılı bir hayat yaşanması kaçınılmazdır. </text:p>
      <text:p text:style-name="P9">Allah'ın razı olacağı umulan tavır ise, tüm dünya nimetlerinin Rabbimiz'in bir lütfu olarak bizlere ulaştığını kavramak ve O'na karşı sürekli şükredici bir ahlak içerisinde olmaktır. Bu güzel ahlakı yaşayan insan Rabbimiz'den gelen güzellikleri ve, nimetleri her an hissedecek ve nimetlerden gereği gibi zevk alacaktır.</text:p>
      <text:p text:style-name="P16">... Ve hurma ağacının tomurcuğundan da yere sarkmış salkımlar, -birbirine benzeyen ve benzemeyen- üzümlerden, zeytinden ve nardan bahçeler (kılıyoruz.) Meyvesine, ürün verdiğinde ve olgunluğa eriştiğinde bir bakıverin. Şüphesiz inanacak bir topluluk için bunda gerçekten ayetler vardır. (Enam Suresi, 99)</text:p>
      <text:p text:style-name="P16">Mallarını Allah yolunda infak edenlerin örneği yedi başak bitiren, her bir başakta yüz tane bulunan bir tek tanenin örneği gibidir. Allah, dilediğine kat kat arttırır. Allah (ihsanı) bol olandır, bilendir. (Bakara Suresi, 261)</text:p>
      <text:p text:style-name="P16">... Gerçekten onlar için altlarından ırmaklar akan cennetler vardır. Kendilerine rızık olarak bu ürünlerden her yedirildiğinde: "Bu daha önce de rızıklandığımızdır" derler. Bu, onlara, (dünyadakine) benzer olarak sunulmuştur... (Bakara Suresi, 25)</text:p>
      <text:p text:style-name="P16">Yeryüzünde birbirine yakın komşu kıtalar vardır; üzüm bağları, ekinler, çatallı ve çatalsız hurmalıklar da vardır ki, bunlar aynı su ile sulanır; ama ürünlerinde bazısını bazısına üstün kılıyoruz. Şüphesiz, bunlarda aklını kullanan bir topluluk için gerçekten ayetler vardır. (Rad Suresi, 4)</text:p>
      <text:p text:style-name="P16">Güzel şehrin bitkisi, Rabbinin izniyle çıkar; kötü olandan ise kavruktan başkası çıkmaz. İşte Biz, şükreden bir topluluk için ayetleri böyle çeşitli biçimlerde açıklıyoruz. (Araf Suresi, 58)</text:p>
      <text:p text:style-name="P16">Ve (daha çok) Tur-i Sina'da çıkan bir ağaç (türü de yarattık); o yağlı ve yiyenlere bir katık olarak bitmekte (ürün vermekte)dir. (Müminun Suresi, 20)</text:p>
      <text:p text:style-name="P16">Onunla sizin için ekin, zeytin, hurmalıklar, üzümler ve meyvelerin her türlüsünden bitirir. Şüphesiz bunda, düşünebilen bir topluluk için ayetler vardır. (Nahl Suresi, 11)</text:p>
      <text:p text:style-name="P16">İncire ve zeytine andolsun. (Tin Suresi, 1)</text:p>
      <text:p text:style-name="P16">Bitki ve ağaç (O'na) secde etmektedirler. (Rahman Suresi, 6)</text:p>
      <text:p text:style-name="P16">Ey iman edenler size rızık olarak verdiklerimizin temiz olanlarından yiyin ve yalnızca O'na kulluk ediyorsanız, (yine yalnızca) Allah'a şükredin. (Bakara Suresi, 172)</text:p>
      <text:p text:style-name="P16"><text:soft-page-break/>Biz şüphesiz, suyu akıttıkça akıttık, sonra yeri yardıkça yardık; böylece onda taneler bitirdik, üzümler, yoncalar, zeytinler, hurmalar. (Abese Suresi, 25-29)</text:p>
      <text:p text:style-name="P16">Görmüyor musunuz ki, şüphesiz Allah, göklerde ve yerde olanları emrinize amade kılmış, açık ve gizli sizin üzerinizdeki nimetlerini genişletip-tamamlamıştır... (Lokman Suresi, 20)</text:p>
      <text:p text:style-name="P16">İçlerinde (her türden) meyve, eşsiz-hurma ve eşsiz-nar vardır. (Rahman Suresi, 68)</text:p>
      <text:p text:style-name="P16">Biz, orada hurmalıklardan ve üzüm-bağlarından bahçeler kıldık... (Yasin Suresi, 34)</text:p>
      <text:p text:style-name="P16">Ve gökten mübarek (bereket ve rahmet yüklü) su indirdik; böylece onunla bahçeler ve biçilecek taneler bitirdik. (Kaf Suresi, 9)</text:p>
      <text:p text:style-name="P16">Hiçbir şey yoktur ki, hazineleri Bizim Katımızda olmasın; ancak onu belirlenmiş bir miktar olarak indiririz. (Hicr Suresi, 21)</text:p>
      <text:p text:style-name="P16">Böylelikle, bununla size hurmalıklardan, üzümlüklerden bahçeler-bağlar geliştirdik içlerinde çok sayıda yemişler vardır; sizler onlardan yemektesiniz. (Müminun Suresi, 19)</text:p>
      <text:p text:style-name="P16">... Ürün verdiğinde ürününden yiyin ve hasad günü hakkını verin; israf etmeyin. Çünkü O, israf edenleri sevmez. (Enam Suresi, 141)</text:p>
      <text:p text:style-name="P16">De ki: "Şüphesiz benim Rabbim rızkı dilediğine genişletir-yayar ve kısar da. Ancak insanların çoğu bilmiyorlar." (Sebe Suresi, 36)</text:p>
      <text:p text:style-name="P10"/>
      <text:p text:style-name="P10"/>
      <text:h text:style-name="P6" text:outline-level="1">TEKNOLOJİDEKİ İŞARETLER</text:h>
      <text:p text:style-name="P10"/>
      <text:p text:style-name="P9"/>
      <text:p text:style-name="P9">İçinde yaşadığımız modern binalar, kullandığımız lüks arabalar, bilgisayarlar, televizyonlar ve bunlara benzer bütün teknolojik ürünler Allah’ın dilemesiyle yaratılmış <text:s/>nimetlerdir. </text:p>
      <text:p text:style-name="P9">Teknoloji, insanoğlunun, yeryüzünde bulunan elementleri belirli bir amaca göre şekillendirmesidir. Çevremizdeki teknolojik ürünleri incelersek; hepsinin, demir, bakır, çinko, alüminyum gibi metallerden veya petrolün bir yan ürünü olan plastikten oluştuklarını görürüz. Eğer bu maddeler, özellikle de metaller dünya üzerinde bulunmasaydı ve insanoğlunun bu maddeleri kullanma imkanı olmasaydı, teknolojiden söz etmek de mümkün olmayacaktı. <text:s/></text:p>
      <text:p text:style-name="P9">Günlük yaşam içinde varlığına alıştığımız ve yaşamımızı kolaylaştıran tüm teknolojik ürünler Allah'ın dilemesiyle var olmuşlardır. Teknoloji de insanın üzerinde düşünmesi ve Allah'a şükretmesi gereken nimetlerdendir.</text:p>
      <text:p text:style-name="P16">Ki O, bütün çiftleri yarattı ve sizing için gemilerden ve hayvanlardan bineceğiniz şeyleri var etti. (Zuhruf Suresi, 12)</text:p>
      <text:p text:style-name="P16">Görmüyor musun ki, size ayetlerinden göstermesi için, gemiler Allah’ın nimetiyle denizde akıp gitmektedir… (Lokman Suresi, 31)</text:p>
      <text:p text:style-name="P16">... Gemilerin onda (suları) yara yara akıp gittiğini görüyorsun. (Bunlar) O'nun fazlından aramanız ve şükretmeniz içindir. (Nahl Suresi, 14)</text:p>
      <text:p text:style-name="P16">Şüphesiz Biz, yeryüzü üzerindeki şeyleri ona bir süs kıldık; onların hangisinin daha güzel davranışta bulunduğunu deneyelim diye. Biz gerçekten (yeryüzü) üzerinde olanları kupkuru-çorak bir toprak yapabiliriz. (Kehf Suresi, 7-8)</text:p>
      <text:p text:style-name="P16">Andolsun, Biz Ademoğlunu yücelttik; onları karada ve denizde (çeşitli araçlarla) taşıdık... (İsra Suresi, 70)</text:p>
      <text:p text:style-name="P16">Görmedin mi, Allah, yerdekileri ve denizde onun emriyle akıp giden gemileri, sizin yararınıza verdi... (Hac Suresi, 65)</text:p>
      <text:p text:style-name="P9"/>
      <text:p text:style-name="P10"/>
      <text:h text:style-name="P6" text:outline-level="1">FELAKETLERDEKİ İBRETLER</text:h>
      <text:p text:style-name="P10"/>
      <text:p text:style-name="P9"/>
      <text:p text:style-name="P9">Depremler, volkan patlamaları, seller, hortumlar, fırtınalar, yangınlar... Her biri birbirlerinden farklı şiddet ve etkilere sahip felaketlerdir. Ortak yönleri ise kısa bir zaman içinde bir şehri, orada yaşayan pek çok insanı ve canlıyı yok edebilmeleri ve büyük hasarlara yol açabilmeleridir. Çoğu zaman bu zararları engellemek mümkün olmamaktadır. </text:p>
      <text:p text:style-name="P9">Felaketlerin tümü, çok iyi bilinen ama çoğu insanın karşılaşmadıkları sürece akıllarına getirmek istemedikleri gerçeklerdir. Dünya üzerindeki yaşam öyle uygun dengeler üzerine ayarlanmıştır ki, felaketlerle çok sık karşılaşılmaz. İnsanlar da dahil olmak üzere tüm canlılar için adeta özel bir koruma mevcuttur. Ancak Allah, zaman zaman insanlara, yaşadıkları mekanın ne derece güvensiz olabileceğini de göstermektedir. Burada birkaç örneğine yer verilecek olan bu felaketlerdeki işaretler, insanın Allah karşısındaki acizliğini anlaması ve öğüt alması için birer düşünme nedenidir. </text:p>
      <text:p text:style-name="P16">O sarsıntının sarsacağı gün. (Naziat Suresi, 6)</text:p>
      <text:p text:style-name="P16">Yer, şiddetli bir sarsıntıyla sarsıldığı. (Vakıa Suresi, 4)</text:p>
      <text:p text:style-name="P16">Derken, onu vadilerine doğru yönelerek gelen bir bulut şeklinde gördükleri zaman, "Bu bize yağmur yağdıracak bir buluttur" dediler. Hayır, o, kendisi için acele ettiğiniz şeydir. Bir rüzgar; onda acı bir azap vardır. (Ahkaf Suresi, 24)</text:p>
      <text:p text:style-name="P16">Rabbinin emriyle herşeyi yerle bir eder. Böylece meskenlerinden başka, hiçbir şey(leri) görünemez duruma düştüler. İşte Biz, suçlu-günahkar bir kavmi böyle cezalandırırız. (Ahkaf Suresi, 25)</text:p>
      <text:p text:style-name="P16">Biz, o uğursuz (felaket yüklü ve) sürekli bir günde üzerlerine 'kulakları patlatan bir kasırga' gönderdik. İnsanları söküp atıyordu; sanki onlar, kökünden sökülüp-kopmuş hurma kütükleriymiş gibi. (Kamer Suresi, 19-20)</text:p>
      <text:p text:style-name="P16">Bunlar, sana doğru haber (kıssa) olarak aktardığımız (geçmişteki) <text:s/>nesillerin haberleridir. Onlardan kimi ayakta kalmış, (hala izleri var, kimi de) biçilmiş ekin (gibi yerlebir edilmiş, kalıntısı silinmiş)dir. (Hud Suresi, 100)</text:p>
      <text:p text:style-name="P16">Biz onlara zulmetmedik, ancak onlar kendi nefislerine zulmettiler. Böylece Rabbinin emri geldiği zaman, Allah'ı bırakıp da taptıkları ilahları, onlara hiçbir şey sağlayamadı, 'helak ve kayıplarını' artırmaktan başka bir işe yaramadı. (Hud Suresi, 101)</text:p>
      <text:p text:style-name="P16">O size şimşeği korku ve umut olarak gösteren, ağırlaşmış bulutları ortaya çıkarandır. Gök gürültüsü O'nu hamd ile, melekler de O'na olan korkularından tesbih ederler. O, yıldırımları gönderip bununla dilediğine çarpar; onlar ise Allah hakkında çekişip-tartışırlar. O, gücü (ve cezası) pek çetin olandır. (Rad Suresi, 12-13)</text:p>
      <text:p text:style-name="P16">Size denizde bir sıkıntı (tehlike) dokunduğu zaman, O'nun dışında taptıklarınız kaybolur-gider; fakat karaya (çıkarıp) sizi kurtarınca (yine) sırt çevirirsiniz. İnsan pek nankördür. (İsra Suresi, 67)</text:p>
      <text:p text:style-name="P16">Kara tarafında sizi yerin dibine geçirmeyeceğinden veya üzerinize taş yığınları yüklü bir kasırga göndermeyeceğinden emin misiniz? Sonra kendinize bir vekil bulamazsınız. (İsra Suresi, 68)</text:p>
      <text:p text:style-name="P16"><text:soft-page-break/>Hayır, onlar şüphe içindedirler; oynayıp oyalanıyorlar. Öyleyse sen, göğün açıkça bir duman getireceği günü gözle; (Bu duman) insanları sarıp-kuşatıverir. İşte bu, acı bir azaptır. (Duhan Suresi, 9-11)</text:p>
      <text:p text:style-name="P16">Denizler, tutuşturulduğu zaman, (Tekvir Suresi, 6)</text:p>
      <text:p text:style-name="P16">Kabarıp, tutuşan denize, (Tur Suresi, 6)</text:p>
      <text:p text:style-name="P16">Hayır; andolsun o, 'hutame'ye atılacaktır. "Hutame"nin ne olduğunu sana bildiren nedir? Allah'ın tutuşturulmuş ateşidir. Ki o, yüreklerin üstüne tırmanıp çıkar. O, onların üzerine kilitlenecektir; (Hümeze Suresi, 4-8)</text:p>
      <text:p text:style-name="P16">Gökyüzünün erimiş maden gibi olacağı gün; Dağlar da (etrafa uçuşmuş) rengarenk yün gibi olacak. (Böyle bir günde) Hiçbir yakın dost bir yakın dostu sormaz. (Mearic Suresi, 8-10)</text:p>
      <text:p text:style-name="P16">Göğün bulutlarla parçalanacağı ve meleklerin bir indirilme ile indirileceği gün; işte o gün, gerçek mülk, Rahman (olan Allah)ındır. İnkar edenler için oldukça zorlu bir gündür. (Furkan Suresi, 25-26)</text:p>
      <text:p text:style-name="P16">Biz, onlardan önce nice insan nesillerini yıkıma uğrattık; (şimdiyse) onlardan hiçbirini hissediyor veya onların fısıltılarını duyuyor musun? (Meryem Suresi, 98)</text:p>
      <text:p text:style-name="P16">Bahçelerin, pınarların içinde, ekinler ve yumuşak tomurcuklu göz alıcı hurmalıklar arasında? Dağlardan ustalıkla zevkli evler yontuyorsunuz... (Şuara Suresi, 147-149)</text:p>
      <text:p text:style-name="P16">Gerçek şu ki, Firavun yeryüzünde (Mısır'da) büyüklenmiş ve oranın halkını birtakım fırkalara ayırıp bölmüştü... (Kasas Suresi, 4)</text:p>
      <text:p text:style-name="P16">Firavun, kendi kavmi içinde bağırdı; dedi ki: “Ey kavmim Mısır’ın mülkü ve şu altımda akmakta olan nehirler benim değil mi? Yine de görmeyecek misiniz?" (Zuhruf Suresi, 51)</text:p>
      <text:p text:style-name="P16">Kendilerinden önceki nesillerden nicelerini yıkıma uğratmamız,onları doğruya yöneltmedi mi? (Oysa bugün kendileri) onların kaldıkları yerlerde (tarihi kalıntıları üzerinde) gezinip duruyorlar. Şüphesiz bunda sağduyu sahipleri için ayetler vardır. (Taha Suresi, 128)</text:p>
      <text:p text:style-name="P16">Yurtlarında gezip dolaştıkları nice nesilleri kendilerinden evvel yıkıma uğratmış olmamız, hala onları doğru yola iletip yöneltmedi mi?... (Secde Suresi, 26)</text:p>
      <text:p text:style-name="P16">İnkar edenlere gelince, onlar için de, cehennem ateşi vardır. Onlar için ne, karar verilir, ki böylece ölüversinler, ne de kendilerine onun azabından (bir şey) hafifletilir. İşte Biz, her nankör olanı böylece cezalandırırız. (Fatır Suresi, 36)</text:p>
      <text:p text:style-name="P16">Cehennem; onlar oraya girerler; ne kötü bir yataktır o. İşte bu; tatsınlar onu: Kaynar su ve irin. Ve onun şeklinden başka, çift çift (olan daha beter azaplar) vardır. (Sad Suresi, 56-58)</text:p>
      <text:p text:style-name="P16">…..kendinizi ve yakınlarınızı ateşten koruyun ki onun yakıtı insanlar ve taşlardır; üzerinde oldukça sert,güçlü melekler vardır. Allah kendilerine neyi emretmişse ona isyan etmezler ve emredildiklerini yerine getirirler. (Tahrim Suresi, 6)</text:p>
      <text:p text:style-name="P16">... Sonunda oraya geldikleri zaman, kapıları açıldı ve onlara (cehennemin) bekçileri dedi ki: “Size Rabbinizin ayetlerini okuyan ve bugünle karşılaşacağınızı (söyleyip) sizi uyaran elçiler gelmedi mi?” Onlar: “Evet.” dediler. Ancak azap kelimesi kafirlerin üzerine hak oldu. (Zümer Suresi, 71)</text:p>
      <text:p text:style-name="P9"/>
      <text:p text:style-name="P9"/>
      <text:h text:style-name="P5" text:outline-level="1">KURAN'DA BİLDİRİLEN KUTSAL MEKANLAR</text:h>
      <text:p text:style-name="P10"/>
      <text:p text:style-name="P10"/>
      <text:p text:style-name="P9">Tarih boyunca peygamberlerin yaşadıkları bazı kutsal mekanlar (Tur Dağı, Tuva Vadisi gibi), Peygamberimiz Hz. Muhammed (sav)'in hayatının geçtiği ve insanlara hak dini anlattığı şehirler Kuran'da dikkat çekilen mekanlardandır.</text:p>
      <text:p text:style-name="P9">Kutsal mekanlar, öncelikle peygamberlerin ve onlarla birlikte iman edenlerin, inkar edenlere karşı vermiş oldukları zorlu mücadeleyi hatırlatırlar. Ayrıca bu kutlu insanların Allah yolunda göstermiş oldukları üstün sabır ve kararlılığı akla getirirler. Bu özellikleriyle kutsal mekanlar, iman edenlerin heyecan ve şevklerinin artmasına vesile olur.</text:p>
      <text:p text:style-name="P9">İman edenler söz konusu topraklara ve mekanlara bu nedenle manevi bir bağlılık duyar, peygamberlerin kıymetli hatıralarını taşıyan bu toprakları tanımak isterler. İlerleyen sayfalarda bazı kutsal mekanlara yer verilmektedir.</text:p>
      <text:p text:style-name="P16">Allah, Beyt-i Haram (olan) Kabe'yi insanlar için bir ayaklanma (kıyam evi) kıldı; Haram Ay'ı, kurbanı ve boyunlardaki gerdanlıkları da. Bu, Allah'ın göklerde ve yerde ne varsa tümünü bildiğini ve Allah'ın gerçekten herşeyi bilen olduğunu bilmeniz içindir. (Maide Suresi, 97)</text:p>
      <text:p text:style-name="P9">Hac, Allah’ın Kuran’da tüm Müslümanlara emrettiği bir farzdır. Müslümanlar için son derece önemli bir ibadet olan hac, Kabe’nin tavaf edilmesi ile gerçekleştirilir. </text:p>
      <text:p text:style-name="P9">Bugün Kabe, Mescid-i-Haram diye bilinen alanın avlusunun ortasında bulunmaktadır. Hz. İbrahim ve oğlu Hz. İsmail tarafından, Allah’ın emri üzerine inşa edilmiştir. <text:span text:style-name="T1">“Hani Biz İbrahim’e Evin (Kabe’nin) yerini belirtip hazırladığımız zaman...” </text:span>(Hac Suresi, 26) ayetinde de bildirildiği gibi, Hz. İbrahim Kabe’yi, Allah’ın kendisine bildirdiği özel bir yere ve O’nun emrettiği şekilde yapmıştır. </text:p>
      <text:p text:style-name="P9">Kabe, insanlar için bir toplanma ve birarada Allah için ibadet etme yeridir. Allah, Kabe’nin iman edenlerin ibadet edecekleri, temiz ve güvenilir bir mekan olmasını emretmiştir. </text:p>
      <text:p text:style-name="P9">Kabe’nin özenle ve titizlikle korunması Müslümanların önemli bir sorumluluğudur. Hz. İbrahim’e, Kabe’nin iman edenler için temiz ve hazır tutulmasını emreden Rabbimiz, Kuran’da da Kabe’yi korumanın ancak iman edenlerin yerine getirebileceği bir sorumluluk olduğunu bildirmiştir. </text:p>
      <text:p text:style-name="P9">Kabe’nin asıl sahibinin ve koruyucularının iman edenler olduğunu Allah, bir ayetinde <text:span text:style-name="T1">“Onun (asıl) koruyucuları yalnızca korkup-sakınanlardır. Ancak onların çoğu bilmezler.” </text:span>(Enfal Suresi, 34) şeklinde bildirmiştir. </text:p>
      <text:p text:style-name="P9">Kabe’yi İslam dünyasında önemli kılan bir diğer özelliği de, Müslümanların kıblesi olmasıdır. Tüm Müslümanlar, günde beş vakit namazlarını kılarken Kabe’ye doğru yönelerek ibadetlerini yerine getirirler.</text:p>
      <text:p text:style-name="P16">Gerçek şu ki, insanlar için ilk kurulan Ev, Bekke (Mekke) de, o, kutlu ve bütün insanlar için hidayet olan (Kabe)dir. (Al-i İmran Suresi, 96) </text:p>
      <text:p text:style-name="P16"><text:soft-page-break/>İbrahim, İsmail'le birlikte Evin (Ka'be'nin) sütunlarını yükselttiğinde (ikisi şöyle dua etmişti): "Rabbimiz bizden (bunu) kabul et. Şüphesiz, Sen işiten ve bilensin." (Bakara Suresi, 127)</text:p>
      <text:p text:style-name="P16">Hani Biz Ibrahim’e Evin (Kabe’nin) yerini belirleyip hazırladığımız zaman (böyle emretmiştik:) “Bana hiçbirşeyi ortak koşma, tavaf edenler, kıyam edenler, rükua ve sücuda varanlar için Evimi tertemiz tut.” (Hac Suresi, 26)</text:p>
      <text:p text:style-name="P16">İnsanlar içinde haccı duyur; gerek yaya, gerekse uzak yollardan (derin vadilerden) gelen yorgun düşmüş develer üstünde sana gelsinler. (Hac Suresi, 27)</text:p>
      <text:p text:style-name="P16">... Daha ilk gününden takva temeli üzerine kurulan mescid, senin bunda (namaza ve diğer işlere) durmana daha uygundur. Onda, arınmayı içten-arzulayan adamlar vardır. Allah arınanları sever. (Tevbe Suresi, 108)</text:p>
      <text:p text:style-name="P9"/>
      <text:h text:style-name="P17" text:outline-level="2">Hz. İbrahim’in Makamı</text:h>
      <text:p text:style-name="P9">Kabe’nin doğu tarafında, yerden yaklaşık iki metre yüksekliğinde ve bir metre çapında, yukarı kısmı camla kaplı, aşağı bölümü ise mermer taşla kaplı dörtgen şeklinde küçük bir alan vardır. Bu alanda, Hz. İbrahim’in Kabe’yi inşa ederken üzerine çıktığı taş muhafaza edilmektedir. İslami ve tarihi kaynaklarda, bu alan Kuran’da bildirilen <text:span text:style-name="T1">“İbrahim’in makamı”</text:span> olarak kabul edilmektedir.</text:p>
      <text:p text:style-name="P9">Hacer-ül Esved adı verilen taşın bulunduğu yer, geleneksel olarak tavafa başlama noktası kabul edilir. Rivayetlere göre bu taş, Hz. İbrahim tarafından özel olarak bulunduğu yere yerleştirilmiştir. Hacer-ül Esved, “siyah taş” anlamındadır. </text:p>
      <text:p text:style-name="P9">Kabe’nin doğu köşesinde bulunan bu taş, yerden 1.5 m yüksekliktedir. Rengi sarıya çalan siyah olup, oval şeklindedir. Üzerinde kırmızı noktalar vardır. Yanları gümüşle kaplanmıştır. Hacılar tavafa Hacer-ül Esved’in hizasından başlarlar. Tavaf sırasında bu taşa doğru dönerek, ellerini kaldırarak selam verirler. </text:p>
      <text:p text:style-name="P16">Şüphesiz, ‘Safa’ ile ‘Merve’ Allah’ın işaretlerindendir. Böylece kim Evi (Kabe’yi) hacceder veya umre yaparsa artık bu ikisini tavaf etmesinde kendisi için bir sakınca yoktur... (Bakara Suresi, 158)</text:p>
      <text:p text:style-name="P9">Safa ve Merve, Kabe’nin doğu tarafında yer alan iki tepenin ismidir. Safa tepesi, harem bölgesinden yaklaşık 15 metre ve Merve tepesi ise 8 metre yüksekliktedir. İki tepenin arasındaki uzaklık yaklaşık 420 metredir. İki tepenin arasında kalan alana "Mes’a" adı verilir. Mes’a, Mescid-i Haram’a bitişiktir. Resimlerde Safa ve Merve arasında sa'y eden (yani gidip gelen) hacılar görülmektedir.</text:p>
      <text:p text:style-name="P9">Arafat, Mekke’nin kuzeyinde 24 km<text:span text:style-name="T3">2</text:span> alanı olan büyük ve düz bir ovadır. Harem’in dışında yer almaktadır. Arafat, “arefe” kelimesinin çoğulu olup, “irfan” ve “marifet” kökünden gelmektedir. Ayrıca dağ ve yükseklik manaları da vardır. Kuran’da Arafat’tan şöyle bahsedilmektedir:</text:p>
      <text:p text:style-name="P16">Rabbinizden bir fazl istemenizde sizce sakınca yoktur. Arafat'tan hep birlikte indiğinizde Allah'ı Meş'ar-ı Haram'da anın. O, sizi nasıl doğru yola yöneltip-ilettiyse, siz de O'nu anın. Gerçek şu ki, siz bundan evvel sapmışlardandınız. Sonra insanların (topluca) akın ettiği yerden siz de akın edin ve Allah'tan bağışlanma dileyin. Şüphesiz Allah bağışlayandır, esirgeyendir. (Bakara Suresi, 198-199)</text:p>
      <text:p text:style-name="P9">Mina, Mekke ile Meş’ar-ı Haram arasında kalan yere verilen isimdir. Hac ibadeti sırasında, Hacılar Mina’da da bulunurlar. Haccın bazı önemli şartları burada yerine getirilir.</text:p>
      <text:p text:style-name="P16"><text:soft-page-break/>Sayılı günlerde Allah'ı anın. İki günde (Mina'dan dönmek için) elini çabuk tutana günah yoktur, geri kalana da günah yoktur. (Bu) sakınan için(dir). Allah'tan korkup-sakının ve gerçekten bilin ki, siz O'na döndürülüp-toplanacaksınız. (Bakara Suresi, 203)</text:p>
      <text:p text:style-name="P16">Şirk koşanların, kendi inkarlarına bizzat kendileri şahidler iken, Allah'ın mescidlerini onarmalarına (hak ve yetkileri) yoktur. İşte bunlar, yaptıkları boşa gitmiş olanlardır. Ve bunlar ateşte süresiz kalacak olanlardır. (Tevbe Suresi, 17)</text:p>
      <text:p text:style-name="P16">Allah'ın mescidlerini, yalnızca Allah'a ve ahiret gününe iman eden, namazı dosdoğru kılan, zekatı veren ve Allah'tan başkasından korkmayanlar onarabilir. İşte, hidayete erenlerden oldukları umulanlar bunlardır. (Tevbe Suresi, 18)</text:p>
      <text:p text:style-name="P16">Bir kısım ayetlerimizi kendisine göstermek için, kulunu bir gece Mescid-i Haram'dan, çevresini bereketlendirdiğimiz Mescid-i Aksa'ya götüren O (Allah) yücedir. Gerçekten O, işitendir, görendir. (İsra Suresi, 1)</text:p>
      <text:p text:style-name="P9">Mescid-i Aksa Müslümanların ilk kıblesi olması nedeniyle, Müslümanlar için ayrı bir öneme sahiptir. Mescid-i Aksa’nın Kabe’den sonra inşa edilen yeryüzündeki ikinci mescid olduğu rivayet edilir.</text:p>
      <text:p text:style-name="P9">MS 638 yılında Hz. Ömer döneminde Kudüs fethedildikten sonra Beyt-i Makdis'in yerinde Mescid-i Aksa inşa edilmiştir. Hz. Ömer'in burayı mabed olarak kabul etmesi de, Mescid’i Müslümanlar için değerli kılan bir diğer nedendir. Mescid-i Aksa daha sonra Emevi halifelerinden Abdülmelik bin Mervan zamanında genişletilmiştir.</text:p>
      <text:p text:style-name="P9">Kubbet-üs Sahra, Ömer Cami olarak da bilinir. Kubbet-üs Sahra mescid olarak yapılmamıştır. Binanın içinde, İslam alimleri tarafından Hz. Muhammed (sav)’in Miraç'a çıkarken üzerine bastığına inanılan ve kutsal kabul edilen bir taş vardır. </text:p>
      <text:p text:style-name="P9">Sahra kelimesi kaya parçası demektir, Kubbet-üs Sahra ise kaya üzerine yapılan kubbe anlamına gelmektedir. Kubbet-üs Sahra’daki kayanın doğusunda, içinde Peygamberimiz Hz. Muhammed’in mübarek sakalının bulunduğuna inanılan uzun bir dolap vardır.</text:p>
      <text:p text:style-name="P16">De ki: "Rabbim adaletle davranmayı emretti. Her mescid yanında (secde yerinde) yüzlerinizi (O'na) doğrultun ve dini yalnız Kendisi’ne has kılarak O'na dua edin. "Başlangıçta sizi yarattığı" gibi döneceksiniz." (Araf Suresi, 29)</text:p>
      <text:p text:style-name="P16">Sina dağına, Ve şu emin beldeye (güvenilir şehre). (Tin Suresi, 2-3)</text:p>
      <text:p text:style-name="P16">O, kime dilerse rahmetini tahsis eder, Allah büyük 'lütuf ve ihsan' sahibidir. (Al-i İmran Suresi, 74)</text:p>
      <text:p text:style-name="P9"/>
      <text:p text:style-name="P9"/>
      <text:h text:style-name="P5" text:outline-level="1">EVRİM YANILGISI</text:h>
      <text:p text:style-name="P9"/>
      <text:p text:style-name="P9"/>
      <text:p text:style-name="P9">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mucizevi bir düzen bulunduğunun bilim tarafından ispat edilmesiyle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12">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artık "yaratılış gerçeğiyle" açıklamaktadırlar.</text:p>
      <text:p text:style-name="P12">Evrim teorisinin çöküşünü ve yaratılışın delillerini diğer pek çok çalışmamızda bütün bilimsel detaylarıyla ele aldık ve almaya devam ediyoruz. Ancak konuyu, taşıdığı büyük önem nedeniyle, burada da özetlemekte yarar vardır.</text:p>
      <text:p text:style-name="P12"/>
      <text:h text:style-name="P17" text:outline-level="2">Darwin'i Yıkan Zorluklar</text:h>
      <text:p text:style-name="P9">Evrim teorisi, tarihi eski Yunan'a kadar uzanan bir öğreti olmasına karşın, kapsamlı olarak 19. yüzyılda ortaya atıldı. Teoriyi bilim dünyasının gündemine sokan en önemli gelişme, Charles Darwin'in 1859 yılında yayınlanan <text:span text:style-name="T6">Türlerin Kökeni</text:span> adlı kitabıydı. Darwin bu kitapta dünya üzerindeki farklı canlı türlerini Allah'ın ayrı ayrı yarattığı gerçeğine karşı çıkıyordu. Darwin'e göre, tüm türler ortak bir atadan geliyorlardı ve zaman içinde küçük değişimlerle farklılaşmışlardı. </text:p>
      <text:p text:style-name="P9">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9">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9">Darwinizm'in bilim karşısındaki yenilgisi, üç temel başlıkta incelenebilir:</text:p>
      <text:p text:style-name="P9">1) Teori, hayatın yeryüzünde ilk kez nasıl ortaya çıktığını asla açıklayamamaktadır.</text:p>
      <text:p text:style-name="P9">2) Teorinin öne sürdüğü "evrim mekanizmaları"nın, gerçekte evrimleştirici bir etkiye sahip olduğunu gösteren hiçbir bilimsel bulgu yoktur.</text:p>
      <text:p text:style-name="P9"><text:soft-page-break/>3) Fosil kayıtları, evrim teorisinin öngörülerinin tam aksine bir tablo ortaya koymaktadır. </text:p>
      <text:p text:style-name="P9">Bu bölümde, bu üç temel başlığı ana hatları ile inceleyeceğiz.</text:p>
      <text:p text:style-name="P9"/>
      <text:h text:style-name="P17" text:outline-level="2">Aşılamayan İlk Basamak: Hayatın Kökeni </text:h>
      <text:p text:style-name="P9">Evrim teorisi, tüm canlı türlerinin, bundan yaklaşık 3.8 milyar yıl önce ilkel dünyada ortaya çıkan tek bir canlı hücreden geldiklerini iddia etmektedir. Tek <text:s/>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9">Evrim teorisi, yaratılışı reddettiği, hiçbir doğaüstü müdahaleyi kabul etmediği için, o "ilk hücre"nin, hiçbir tasarım, plan ve düzenleme olmadan, doğa kanunları içinde rastlantısal olarak meydana geldiğini iddia eder. Yani teoriye göre, cansız madde tesadüfler sonucunda ortaya canlı bir hücre çıkarmış olmalıdır. Ancak bu, bilinen en temel biyoloji kanunlarına aykırı bir iddiadır. <text:s/></text:p>
      <text:p text:style-name="P9"/>
      <text:h text:style-name="P17" text:outline-level="2">"Hayat Hayattan Gelir"</text:h>
      <text:p text:style-name="P9">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9">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9">Darwin'in <text:span text:style-name="T6">Türlerin Kökeni</text:span> adlı kitabını yazdığı dönemde ise, bakterilerin cansız maddeden oluşabildikleri inancı, bilim dünyasında yaygın bir kabul görüyordu. Oysa Darwin'in kitabının yayınlanmasından beş yıl sonra, ünlü Fransız biyolog Louis Pasteur, evrime temel oluşturan bu inancı kesin olarak çürüttü. Pasteur yaptığı uzun çalışma ve deneyler sonucunda vardığı sonucu şöyle özetlemişti: "<text:span text:style-name="T6">Cans</text:span><text:span text:style-name="T5">ı</text:span><text:span text:style-name="T6">z maddelerin hayat oluşturabileceği iddias</text:span><text:span text:style-name="T5">ı</text:span><text:span text:style-name="T6"> art</text:span><text:span text:style-name="T5">ı</text:span><text:span text:style-name="T6">k kesin olarak tarihe gömülmüştür.</text:span>"<text:span text:style-name="T2">1</text:span></text:p>
      <text:p text:style-name="P9">Evrim teorisinin savunucuları, Pasteur'ün bulgularına karşı uzun süre direndiler. Ancak gelişen bilim, canlı hücresinin karmaşık yapısını ortaya çıkardıkça, hayatın kendiliğinden oluşabileceği iddiasının geçersizliği daha da açık hale geldi.</text:p>
      <text:p text:style-name="P9"/>
      <text:h text:style-name="P17" text:outline-level="2">20. Yüzyıldaki Sonuçsuz Çabalar</text:h>
      <text:p text:style-name="P9">20. yüzyılda hayatın kökeni konusunu ele alan ilk evrimci, ünlü Rus biyolog Alexander Oparin oldu. Oparin, 1930'lu yıllarda ortaya attığı birtakım tezlerle, canlı hücresinin tesadüfen meydana gelebileceğini ispat etmeye <text:soft-page-break/>çalıştı. Ancak bu çalışmalar başarısızlıkla sonuçlanacak ve Oparin şu itirafı yapmak zorunda kalacaktı: <text:span text:style-name="T6">"Maalesef hücrenin kökeni, evrim teorisinin tümünü içine alan en karanl</text:span><text:span text:style-name="T5">ı</text:span><text:span text:style-name="T6">k noktay</text:span><text:span text:style-name="T5">ı</text:span><text:span text:style-name="T6"> oluşturmaktad</text:span><text:span text:style-name="T5">ı</text:span><text:span text:style-name="T6">r."</text:span><text:span text:style-name="T2">2</text:span></text:p>
      <text:p text:style-name="P9">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 O yıllarda evrim adına önemli bir aşama gibi tanıtılan bu deneyin geçerli olmadığı ve deneyde kullanılan atmosferin gerçek dünya koşullarından çok farklı olduğu, ilerleyen yıllarda ortaya çıkacaktı.<text:span text:style-name="T2">3</text:span></text:p>
      <text:p text:style-name="P9">Uzun süren bir sessizlikten sonra Miller'in kendisi de kullandığı atmosfer ortamının gerçekçi olmadığını itiraf etti.<text:span text:style-name="T2">4</text:span></text:p>
      <text:p text:style-name="P9">Hayatın kökeni sorununu açıklamak için 20. yüzyıl boyunca yürütülen tüm evrimci çabalar hep başarısızlıkla sonuçlandı. San Diego Scripps Enstitüsü'nden ünlü jeokimyacı Jeffrey Bada, evrimci <text:span text:style-name="T6">Earth </text:span>dergisinde 1998 yılında yayınlanan bir makalede bu gerçeği şöyle kabul eder:</text:p>
      <text:p text:style-name="P8"><text:span text:style-name="T7">Bugün, 20. yüzyılı geride bırakırken, hala, 20. yüzyıla girdiğimizde sahip olduğumuz en büyük çözülmemiş problemle karşı karşıyayız: Hayat yeryüzünde nasıl başladı? </text:span><text:span text:style-name="T4">5</text:span></text:p>
      <text:p text:style-name="P12"/>
      <text:h text:style-name="P17" text:outline-level="2">Hayatın Kompleks Yapısı </text:h>
      <text:p text:style-name="P9">Evrim teorisinin hayatın kökeni konusunda bu denli büyük bir açmaza girmesinin başlıca nedeni, en basit sanılan canlı yapıların bile inanılmaz derecede karmaşık yapılara sahip olmasıdır. Canlı hücresi, insanoğlunun yaptığı bütün teknolojik ürünlerden daha karmaşıktır. Öyle ki bugün dünyanın en gelişmiş laboratuvarlarında bile cansız maddeler biraraya getirilerek canlı bir hücre üretilememektedir.</text:p>
      <text:p text:style-name="P9">Bir hücrenin meydana gelmesi için gereken şartlar, asla rastlantılarla açıklanamayacak kadar fazladır. Hücrenin en temel yapı taşı olan proteinlerin rastlantısal olarak sentezlenme ihtimali; 500 aminoasitlik ortalama bir protein için, 10<text:span text:style-name="T3">950</text:span>'de 1'dir. Ancak matematikte 10<text:span text:style-name="T3">50</text:span>'de 1'den küçük olasılıklar pratik olarak "imkansız" sayılır. 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9">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 text:style-name="T6">Scientific American</text:span> dergisinin Ekim 1994 tarihli sayısında bu gerçeği şöyle itiraf eder:</text:p>
      <text:p text:style-name="P8"><text:span text:style-name="T7">Son derece kompleks yap</text:span>ı<text:span text:style-name="T7">lara sahip olan proteinlerin ve nükleik asitlerin (RNA ve DNA) ayn</text:span>ı<text:span text:style-name="T7"> yerde ve ayn</text:span>ı<text:span text:style-name="T7"> zamanda rastlant</text:span>ı<text:span text:style-name="T7">sal olarak oluşmalar</text:span>ı<text:span text:style-name="T7"> aş</text:span>ı<text:span text:style-name="T7">r</text:span>ı<text:span text:style-name="T7"> derecede ihtimal d</text:span>ı<text:span text:style-name="T7">ş</text:span>ı<text:span text:style-name="T7">d</text:span>ı<text:span text:style-name="T7">r. Ama bunlar</text:span>ı<text:span text:style-name="T7">n birisi olmadan diğerini elde etmek de mümkün değildir. Dolay</text:span>ı<text:span text:style-name="T7">s</text:span>ı<text:span text:style-name="T7">yla insan, yaşam</text:span>ı<text:span text:style-name="T7">n kimyasal yollarla ortaya ç</text:span>ı<text:span text:style-name="T7">kmas</text:span>ı<text:span text:style-name="T7">n</text:span>ı<text:span text:style-name="T7">n asla mümkün olmad</text:span>ı<text:span text:style-name="T7">ğ</text:span>ı<text:span text:style-name="T7"> sonucuna varmak zorunda kalmaktad</text:span>ı<text:span text:style-name="T7">r.</text:span><text:span text:style-name="T4">6</text:span></text:p>
      <text:p text:style-name="P9">Kuşkusuz eğer hayatın doğal etkenlerle ortaya çıkması imkansız ise, bu durumda hayatın doğaüstü bir biçimde "yaratıldığını" kabul etmek gerekir. Bu gerçek, en temel amacı yaratılışı reddetmek olan evrim teorisini açıkça geçersiz kılmaktadır. </text:p>
      <text:p text:style-name="P9"><text:soft-page-break/></text:p>
      <text:h text:style-name="P17" text:outline-level="2">Evrimin Hayali Mekanizmaları</text:h>
      <text:p text:style-name="P9">Darwin'in teorisini geçersiz kılan ikinci büyük nokta, teorinin "evrim mekanizmaları" olarak öne sürdüğü iki kavramın da gerçekte hiçbir evrimleştirici güce sahip olmadığının anlaşılmış olmasıdır. </text:p>
      <text:p text:style-name="P9">Darwin, ortaya attığı evrim iddiasını tamamen "doğal seleksiyon" mekanizmasına bağlamıştı. Bu mekanizmaya verdiği önem, kitabının isminden de açıkça anlaşılıyordu: <text:span text:style-name="T6">Türlerin Kökeni, Doğal Seleksiyon Yoluyla...</text:span></text:p>
      <text:p text:style-name="P9">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 Dolayısıyla doğal seleksiyon mekanizması hiçbir evrimleştirici güce sahip değildir. Darwin de bu gerçeğin farkındaydı ve <text:span text:style-name="T6">Türlerin Kökeni</text:span> adlı kitabında <text:span text:style-name="T6">"Faydal</text:span><text:span text:style-name="T5">ı</text:span><text:span text:style-name="T6"> değişiklikler oluşmad</text:span><text:span text:style-name="T5">ı</text:span><text:span text:style-name="T6">ğ</text:span><text:span text:style-name="T5">ı</text:span><text:span text:style-name="T6"> sürece doğal seleksiyon hiçbir şey yapamaz"</text:span> demek zorunda kalmıştı.<text:span text:style-name="T2">7</text:span></text:p>
      <text:p text:style-name="P9"/>
      <text:h text:style-name="P17" text:outline-level="2">Lamarck'ın Etkisi</text:h>
      <text:p text:style-name="P9">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9">Darwin de benzeri örnekler vermiş, örneğin <text:span text:style-name="T6">Türlerin Kökeni </text:span>adlı kitabında, yiyecek bulmak için suya giren bazı ayıların zamanla balinalara dönüştüğünü iddia etmişti.<text:span text:style-name="T2">8</text:span></text:p>
      <text:p text:style-name="P9">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9"/>
      <text:h text:style-name="P17" text:outline-level="2">Neo-Darwinizm ve Mutasyonlar</text:h>
      <text:p text:style-name="P9">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9">Bugün de hala dünyada evrim adına geçerliliğini koruyan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Mutasyonlar canlıları geliştirmezler, aksine her zaman için canlılara zarar verirler.</text:p>
      <text:p text:style-name="P9"><text:soft-page-break/>Bunun nedeni çok basittir: DNA çok kompleks bir düzene sahiptir. Bu molekül üzerinde oluşan herhangi rastgele bir etki ancak zarar verir. Amerikalı genetikçi B. G. Ranganathan bunu şöyle açıklar:</text:p>
      <text:p text:style-name="P8"><text:span text:style-name="T7">Mutasyonlar küçük, rasgele ve zararl</text:span>ı<text:span text:style-name="T7">d</text:span>ı<text:span text:style-name="T7">rlar. Çok ender olarak meydana gelirler ve en iyi ihtimalle etkisizdirler. Bu üç özellik, mutasyonlar</text:span>ı<text:span text:style-name="T7">n evrimsel bir gelişme meydana getiremeyeceğini gösterir. Zaten yüksek derecede özelleşmiş bir organizmada meydana gelebilecek rastlant</text:span>ı<text:span text:style-name="T7">sal bir değişim, ya etkisiz olacakt</text:span>ı<text:span text:style-name="T7">r ya da zararl</text:span>ı<text:span text:style-name="T7">. Bir kol saatinde meydana gelecek rastgele bir değişim kol saatini geliştirmeyecektir. Ona büyük ihtimalle zarar verecek veya en iyi ihtimalle etkisiz olacakt</text:span>ı<text:span text:style-name="T7">r. Bir deprem bir şehri geliştirmez, ona y</text:span>ı<text:span text:style-name="T7">k</text:span>ı<text:span text:style-name="T7">m getirir.</text:span><text:span text:style-name="T4">9</text:span></text:p>
      <text:p text:style-name="P9">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9"/>
      <text:h text:style-name="P17" text:outline-level="2">Fosil Kayıtları: Ara Formlardan Eser Yok</text:h>
      <text:p text:style-name="P9">Evrim teorisinin iddia ettiği senaryonun yaşanmamış olduğunun en açık göstergesi ise fosil kayıtlarıdır.</text:p>
      <text:p text:style-name="P9">Evrim teorisine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Bu durumda, iddia edilen uzun dönüşüm süreci içinde sayısız "ara türler"in oluşmuş ve yaşamış olmaları gerekir. 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teorik yaratıklara "ara geçiş formu" adını verirler. </text:p>
      <text:p text:style-name="P9">Eğer gerçekten bu tür canlılar geçmişte yaşamışlarsa bunların sayılarının ve çeşitlerinin milyonlarca hatta milyarlarca olması gerekir. Ve bu ucube canlıların kalıntılarına mutlaka fosil kayıtlarında rastlanması gerekir. Darwin, <text:span text:style-name="T6">Türlerin Kökeni</text:span>'nde bunu şöyle açıklamıştır:</text:p>
      <text:p text:style-name="P8"><text:span text:style-name="T7">Eğer teorim doğruysa, türleri birbirine bağlayan say</text:span>ı<text:span text:style-name="T7">s</text:span>ı<text:span text:style-name="T7">z ara-geçiş çeşitleri mutlaka yaşam</text:span>ı<text:span text:style-name="T7">ş olmal</text:span>ı<text:span text:style-name="T7">d</text:span>ı<text:span text:style-name="T7">r... Bunlar</text:span>ı<text:span text:style-name="T7">n yaşam</text:span>ı<text:span text:style-name="T7">ş olduklar</text:span>ı<text:span text:style-name="T7">n</text:span>ı<text:span text:style-name="T7">n kan</text:span>ı<text:span text:style-name="T7">tlar</text:span>ı<text:span text:style-name="T7"> da sadece fosil kal</text:span>ı<text:span text:style-name="T7">nt</text:span>ı<text:span text:style-name="T7">lar</text:span>ı<text:span text:style-name="T7"> aras</text:span>ı<text:span text:style-name="T7">nda bulunabilir.</text:span><text:span text:style-name="T4">10</text:span></text:p>
      <text:p text:style-name="P12"/>
      <text:h text:style-name="P17" text:outline-level="2">Darwin'in Yıkılan Umutları</text:h>
      <text:p text:style-name="P9">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 Ünlü İngiliz paleontolog (fosil bilimci) Derek W. Ager, bir evrimci olmasına karşın bu gerçeği şöyle itiraf eder:</text:p>
      <text:p text:style-name="P8"><text:soft-page-break/><text:span text:style-name="T7">Sorunumuz şudur: Fosil kay</text:span>ı<text:span text:style-name="T7">tlar</text:span>ı<text:span text:style-name="T7">n</text:span>ı<text:span text:style-name="T7"> detayl</text:span>ı<text:span text:style-name="T7"> olarak incelediğimizde, türler ya da s</text:span>ı<text:span text:style-name="T7">n</text:span>ı<text:span text:style-name="T7">flar seviyesinde olsun, sürekli olarak ayn</text:span>ı<text:span text:style-name="T7"> gerçekle karş</text:span>ı<text:span text:style-name="T7">laş</text:span>ı<text:span text:style-name="T7">r</text:span>ı<text:span text:style-name="T7">z; kademeli evrimle gelişen değil, aniden yeryüzünde oluşan gruplar görürüz.</text:span><text:span text:style-name="T4">11</text:span></text:p>
      <text:p text:style-name="P9">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8"><text:span text:style-name="T7">Yarat</text:span>ı<text:span text:style-name="T7">l</text:span>ı<text:span text:style-name="T7">ş ve evrim, yaşayan canl</text:span>ı<text:span text:style-name="T7">lar</text:span>ı<text:span text:style-name="T7">n kökeni hakk</text:span>ı<text:span text:style-name="T7">nda yap</text:span>ı<text:span text:style-name="T7">labilecek yegane iki aç</text:span>ı<text:span text:style-name="T7">klamad</text:span>ı<text:span text:style-name="T7">r. Canl</text:span>ı<text:span text:style-name="T7">lar dünya üzerinde ya tamamen mükemmel ve eksiksiz bir biçimde ortaya ç</text:span>ı<text:span text:style-name="T7">km</text:span>ı<text:span text:style-name="T7">şlard</text:span>ı<text:span text:style-name="T7">r ya da böyle olmam</text:span>ı<text:span text:style-name="T7">şt</text:span>ı<text:span text:style-name="T7">r. Eğer böyle olmad</text:span>ı<text:span text:style-name="T7">ysa, bir değişim süreci sayesinde kendilerinden önce var olan baz</text:span>ı<text:span text:style-name="T7"> canl</text:span>ı<text:span text:style-name="T7"> türlerinden evrimleşerek meydana gelmiş olmal</text:span>ı<text:span text:style-name="T7">d</text:span>ı<text:span text:style-name="T7">rlar. Ama eğer eksiksiz ve mükemmel bir biçimde ortaya ç</text:span>ı<text:span text:style-name="T7">km</text:span>ı<text:span text:style-name="T7">şlarsa, o halde sonsuz güç sahibi bir ak</text:span>ı<text:span text:style-name="T7">l taraf</text:span>ı<text:span text:style-name="T7">ndan yarat</text:span>ı<text:span text:style-name="T7">lm</text:span>ı<text:span text:style-name="T7">ş olmalar</text:span>ı<text:span text:style-name="T7"> gerekir.</text:span><text:span text:style-name="T4">12</text:span></text:p>
      <text:p text:style-name="P9">Fosiller ise, canlıların yeryüzünde eksiksiz ve mükemmel bir biçimde ortaya çıktıklarını göstermektedir. Yani "türlerin kökeni", Darwin'in sandığının aksine, evrim değil yaratılıştır.</text:p>
      <text:p text:style-name="P9"/>
      <text:h text:style-name="P17" text:outline-level="2">İnsanın Evrimi Masalı</text:h>
      <text:p text:style-name="P9">Evrim teorisini savunanların en çok gündeme getirdikleri konu, insanın kökeni konusudur. Bu konudaki Darwinist iddia, bugün yaşayan modern insanın maymunsu birtakım yaratıklardan geldiğini varsayar. 4-5 milyon yıl önce başladığı varsayılan bu süreçte, modern insan ile ataları arasında bazı "ara form"ların yaşadığı iddia edilir. Gerçekte tümüyle hayali olan bu senaryoda dört temel "kategori" sayılır:</text:p>
      <text:p text:style-name="P9">1) Australopithecus</text:p>
      <text:p text:style-name="P9">2) Homo habilis</text:p>
      <text:p text:style-name="P9">3) Homo erectus</text:p>
      <text:p text:style-name="P9">4) Homo sapiens</text:p>
      <text:p text:style-name="P9">Evrimciler, insanların sözde ilk maymunsu atalarına "güney maymunu" anlamına gelen "Australopithecus" ismini verirler. Bu canlılar gerçekte soyu tükenmiş bir maymun türünden başka bir şey değildir. Lord Solly Zuckerman ve Prof. Charles Oxnard gibi İngiltere ve ABD'den dünyaca ünlü iki anatomistin Australopithecus örnekleri üzerinde yaptıkları çok geniş kapsamlı çalışmalar, bu canlıların sadece soyu tükenmiş bir maymun türüne ait olduklarını ve insanlarla hiçbir benzerlik taşımadıklarını göstermiştir.<text:span text:style-name="T2">13</text:span></text:p>
      <text:p text:style-name="P9">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Homo sapiens'e uzanan zincir gerçekte kayıptır" diyerek bunu kabul eder. <text:span text:style-name="T2">14</text:span></text:p>
      <text:p text:style-name="P9">Evrimciler "Australopithecus &gt; Homo habilis &gt; Homo erectus &gt; Homo sapiens" sıralamasını yazarken, bu türlerin her birinin, bir sonrakinin atası olduğu izlenimini verirler. Oysa paleoantropologların son bulguları, <text:soft-page-break/>Australopithecus, Homo habilis ve Homo erectus'un dünyanın farklı bölgelerinde aynı dönemlerde yaşadıklarını göstermektedir.<text:span text:style-name="T2">15</text:span> Dahası Homo erectus sınıflamasına ait insanların bir bölümü çok modern zamanlara kadar yaşamışlar, Homo sapiens neandertalensis ve Homo sapiens sapiens (modern insan) ile aynı ortamda yan yana bulunmuşlardır. <text:span text:style-name="T2">16</text:span></text:p>
      <text:p text:style-name="P9">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8"><text:span text:style-name="T7">Eğer birbiri ile paralel bir biçimde yaşayan üç farkl</text:span>ı<text:span text:style-name="T7"> hominid (insan</text:span>ı<text:span text:style-name="T7">ms</text:span>ı<text:span text:style-name="T7">) çizgisi varsa, o halde bizim soy ağac</text:span>ı<text:span text:style-name="T7">m</text:span>ı<text:span text:style-name="T7">za ne oldu? </text:span></text:p>
      <text:p text:style-name="P8"><text:span text:style-name="T7">Aç</text:span>ı<text:span text:style-name="T7">kt</text:span>ı<text:span text:style-name="T7">r ki, bunlar</text:span>ı<text:span text:style-name="T7">n biri diğerinden gelmiş olamaz. Dahas</text:span>ı<text:span text:style-name="T7">, biri diğeriyle karş</text:span>ı<text:span text:style-name="T7">laşt</text:span>ı<text:span text:style-name="T7">r</text:span>ı<text:span text:style-name="T7">ld</text:span>ı<text:span text:style-name="T7">ğ</text:span>ı<text:span text:style-name="T7">nda evrimsel bir gelişme trendi göstermemektedirler.</text:span><text:span text:style-name="T4">17</text:span></text:p>
      <text:p text:style-name="P9">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9">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9">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text:s text:c="3"/>ötesi algılama" kavramları ve bir de "insanın evrimi" vardır! Zuckerman, yelpazenin bu ucunu şöyle açıklar:</text:p>
      <text:p text:style-name="P8"><text:span text:style-name="T7">Objektif gerçekliğin alan</text:span>ı<text:span text:style-name="T7">ndan ç</text:span>ı<text:span text:style-name="T7">k</text:span>ı<text:span text:style-name="T7">p da, biyolojik bilim olarak varsay</text:span>ı<text:span text:style-name="T7">lan bu alanlara -yani duyum ötesi alg</text:span>ı<text:span text:style-name="T7">lamaya ve insan</text:span>ı<text:span text:style-name="T7">n fosil tarihinin yorumlanmas</text:span>ı<text:span text:style-name="T7">na- girdiğimizde, evrim teorisine inanan bir kimse için herşeyin mümkün olduğunu görürüz. Öyle ki teorilerine kesinlikle inanan bu kimselerin çelişkili baz</text:span>ı<text:span text:style-name="T7"> yarg</text:span>ı<text:span text:style-name="T7">lar</text:span>ı<text:span text:style-name="T7"> ayn</text:span>ı<text:span text:style-name="T7"> anda kabul etmeleri bile mümkündür.</text:span><text:span text:style-name="T4">18</text:span></text:p>
      <text:p text:style-name="P9">İşte insanın evrimi masalı da, teorilerine körü körüne inanan birtakım insanların buldukları bazı fosilleri ön yargılı bir biçimde yorumlamalarından ibarettir.</text:p>
      <text:p text:style-name="P9"/>
      <text:h text:style-name="P17" text:outline-level="2">Darwin Formülü!</text:h>
      <text:p text:style-name="P9">Şimdiye kadar ele aldığımız tüm teknik delillerin yanında, isterseniz evrimcilerin nasıl saçma bir inanışa sahip olduklarını bir de çocukların bile anlayabileceği kadar açık bir örnekle özetleyelim. </text:p>
      <text:p text:style-name="P9">Evrim teorisi canlılığın tesadüfen oluştuğunu iddia etmektedir. Dolayısıyla bu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text:soft-page-break/>canlı oluşturamaz. İsterseniz bu konuda bir "deney" tasarlayalım ve evrimcilerin aslında savundukları, ama yüksek sesle dile getiremedikleri iddiayı onlar adına "Darwin Formülü" adıyla inceleyelim:</text:p>
      <text:p text:style-name="P9">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bir tekinin bile rastlantısal oluşma ihtimali 10<text:span text:style-name="T2">-950</text:span> ol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text:s/>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Kısacası, bilinçsiz atomlar biraraya gelerek hücreyi oluşturamazlar. Sonra yeni bir karar vererek bir hücreyi ikiye bölüp, sonra art arda başka kararlar alıp, elektron mikroskobunu bulan, sonra kendi hücre yapısını bu mikroskop altında izleyen profesörleri oluşturamazlar. Madde, ancak Allah'ın üstün yaratmasıyla hayat bulur.</text:p>
      <text:p text:style-name="P9">Bunun aksini iddia eden evrim teorisi ise, akla tamamen aykırı bir safsatadır. Evrimcilerin ortaya attığı iddialar üzerinde biraz bile düşünmek, üstteki örnekte olduğu gibi, bu gerçeği açıkça gösterir.</text:p>
      <text:p text:style-name="P9"/>
      <text:h text:style-name="P17" text:outline-level="2">Göz ve Kulaktaki Teknoloji</text:h>
      <text:p text:style-name="P9">Evrim teorisinin kesinlikle açıklama getiremeyeceği bir diğer konu ise göz ve kulaktaki üstün algılama kalitesidir.</text:p>
      <text:p text:style-name="P9">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9">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9">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k için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9"><text:soft-page-break/>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9">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9">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9">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9">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Şimdiye kadar insanoğlunun yaptığı hiçbir görüntü ve ses cihazı, göz ve kulak kadar hassas ve başarılı birer algılayıcı olamamıştır. Ancak görme ve işitme olayında, tüm bunların ötesinde, çok büyük bir gerçek daha vardır.</text:p>
      <text:p text:style-name="P9"/>
      <text:h text:style-name="P17" text:outline-level="2">Beynin İçinde Gören ve Duyan Şuur Kime Aittir?</text:h>
      <text:p text:style-name="P9">Beynin içinde, ışıl ışıl renkli bir dünyayı seyreden, senfonileri, kuşların cıvıltılarını dinleyen, gülü koklayan kimdir?</text:p>
      <text:p text:style-name="P9">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text:p>
      <text:p text:style-name="P9">Beynin içinde göze, kulağa, burna ihtiyaç duymadan tüm bunları algılayan bir şuur bulunmaktadır. Bu şuur kime aittir?</text:p>
      <text:p text:style-name="P9"><text:soft-page-break/>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Bu açık ve ilmi gerçeği okuyan her insanın, beynin içindeki birkaç santimetreküplük, kapkaranlık mekana tüm kainatı üç boyutlu, renkli, gölgeli ve ışıklı olarak sığdıran yüce Allah'ı düşünüp, O'ndan korkup, O'na sığınması gerekir. </text:p>
      <text:p text:style-name="P9"/>
      <text:h text:style-name="P17" text:outline-level="2">Materyalist Bir İnanç</text:h>
      <text:p text:style-name="P9">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9">Bu durumun nedeni, evrim teorisinin bazı çevreler için, kendisinden asla vazgeçilemeyecek dogmatik bir inanış oluşudur. Bu çevreler, materyalist felsefeye körü körüne bağlıdırlar ve Darwinizm'i de doğaya getirilebilecek yegane <text:s text:c="8"/>materyalist açıklama olduğu için benimsemektedirler. </text:p>
      <text:p text:style-name="P9">Bazen bunu açıkça itiraf da ederler. Harvard Üniversitesi'nden ünlü bir genetikçi ve aynı zamanda önde gelen bir evrimci olan Richard Lewontin, "önce materyalist, sonra bilim adamı" olduğunu şöyle itiraf etmektedir:</text:p>
      <text:p text:style-name="P8"><text:span text:style-name="T7">Bizim materyalizme bir inanc</text:span>ı<text:span text:style-name="T7">m</text:span>ı<text:span text:style-name="T7">z var, 'a priori' (önceden kabul edilmiş, doğru varsay</text:span>ı<text:span text:style-name="T7">lm</text:span>ı<text:span text:style-name="T7">ş) bir inanç bu. Bizi dünyaya materyalist bir aç</text:span>ı<text:span text:style-name="T7">klama getirmeye zorlayan şey, bilimin yöntemleri ve kurallar</text:span>ı<text:span text:style-name="T7"> değil. Aksine, materyalizme olan 'a priori' bağl</text:span>ı<text:span text:style-name="T7">l</text:span>ı<text:span text:style-name="T7">ğ</text:span>ı<text:span text:style-name="T7">m</text:span>ı<text:span text:style-name="T7">z nedeniyle, dünyaya materyalist bir aç</text:span>ı<text:span text:style-name="T7">klama getiren araşt</text:span>ı<text:span text:style-name="T7">rma yöntemlerini ve kavramlar</text:span>ı<text:span text:style-name="T7"> kurguluyoruz. Materyalizm mutlak doğru olduğuna göre de, İlahi bir aç</text:span>ı<text:span text:style-name="T7">klaman</text:span>ı<text:span text:style-name="T7">n sahneye girmesine izin veremeyiz.</text:span><text:span text:style-name="T4">19</text:span></text:p>
      <text:p text:style-name="P9">Bu sözler, Darwinizm'in, materyalist felsefeye bağlılık uğruna yaşatılan bir dogma olduğunun açık ifadeleridir. Bu dogma, maddeden başka hiçbir varlık olmadığını varsayar. Bu nedenle de cansız, bilinçsiz maddenin, hayatı yarattığına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 deyimleriyle "İlahi bir açıklamanın sahneye girmemesi" için, bu kabulü savunmaya devam etmektedirler. </text:p>
      <text:p text:style-name="P9">Canlıların kökenine materyalist bir ön yargı ile bakmayan insanlar ise, şu açık gerçeği göreceklerdir: Tüm canlılar, üstün bir güç, bilgi ve akla sahip olan bir Yaratıcının eseridirler. Yaratıcı, tüm evreni yoktan var eden, en kusursuz biçimde düzenleyen ve tüm canlıları yaratıp şekillendiren Allah'tır.</text:p>
      <text:p text:style-name="P9"/>
      <text:h text:style-name="P17" text:outline-level="2"><text:soft-page-break/>Evrim Teorisi Dünya Tarihinin En Etkili Büyüsüdür</text:h>
      <text:p text:style-name="P9">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9">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in kavminin elleri ile yaptıkları putlara, Hz. Musa'nın kavmini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16">Şüphesiz, inkar edenleri uyarsan da, uyarmasan da, onlar için fark etmez; inanmazlar. Allah, onların kalplerini ve kulaklarını mühürlemiştir; gözlerinin üzerinde perdeler vardır. Ve büyük azab onlaradır. (Bakara Suresi, 6-7)</text:p>
      <text:p text:style-name="P16">…<text:span text:style-name="T9"> </text:span>Kalpleri vardır bununla kavrayıp-anlamazlar, gözleri vardır bununla görmezler, kulakları vardır bununla işitmezler. Bunlar hayvanlar gibidir, hatta daha aşağılıktırlar. İşte bunlar gafil olanlardır. (Araf Suresi, 179)</text:p>
      <text:p text:style-name="P9">Allah, Hicr Suresi'nde ise bu insanların mucizeler görseler bile inanmayacak kadar büyülendiklerini şöyle bildirmektedir:</text:p>
      <text:p text:style-name="P16">Onların üzerlerine gökyüzünden bir kapı açsak, ordan yukarı yükselseler de, mutlaka: "Gözlerimiz döndürüldü, belki biz büyülenmiş bir topluluğuz" diyeceklerdir. (Hicr Suresi, 14-15)</text:p>
      <text:p text:style-name="P9">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text:p>
      <text:p text:style-name="P9">Nitekim, Allah Kuran'da, inkarcı felsefenin savunucusu olan bazı kimselerin, yaptıkları büyülerle insanları etkilediklerini Hz. Musa ve Firavun arasında geçen bir olayla bizlere bildirmektedir. Hz. Musa, Firavun'a hak dini anlattığında, Firavun Hz. Musa'ya, kendi "bilgin büyücüleri" ile insanların toplandığı bir yerde karşılaşmasını söyler. Hz. Musa, büyücülerle karşılaştığında, büyücülere önce onların marifetlerini sergilemelerini emreder. Bu olayın anlatıldığı bir ayet şöyledir:</text:p>
      <text:p text:style-name="P16"><text:soft-page-break/>(Musa:) "Siz atın" dedi. (Asalarını) atıverince, insanların gözlerini büyüleyiverdiler, onları dehşete düşürdüler ve (ortaya) büyük bir sihir getirmiş oldular. (Araf Suresi, 116)</text:p>
      <text:p text:style-name="P9">Görüldüğü gibi Firavun'un büyücüleri yaptıkları "aldatmacalar"la -Hz. Musa ve ona inananlar dışında- insanların hepsini büyüleyebilmişlerdir. Ancak, onların attıklarına karşılık Hz. Musa'nın ortaya koyduğu delil, onların bu büyüsünü, ayetteki ifadeyle "uydurduklarını yutmuş" yani etkisiz kılmıştır: </text:p>
      <text:p text:style-name="P16">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text:s/>(Araf Suresi, 117-119)</text:p>
      <text:p text:style-name="P9">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8"><text:span text:style-name="T7">Ben kendim, evrim teorisinin, özellikle uyguland</text:span>ı<text:span text:style-name="T7">ğ</text:span>ı<text:span text:style-name="T7"> alanlarda, geleceğin tarih kitaplar</text:span>ı<text:span text:style-name="T7">ndaki en büyük espri malzemelerinden biri olacağ</text:span>ı<text:span text:style-name="T7">na ikna oldum. Gelecek kuşak, bu kadar çürük ve belirsiz bir hipotezin inan</text:span>ı<text:span text:style-name="T7">lmaz bir safl</text:span>ı<text:span text:style-name="T7">kla kabul edilmesini hayretle karş</text:span>ı<text:span text:style-name="T7">layacakt</text:span>ı<text:span text:style-name="T7">r.</text:span><text:span text:style-name="T4">20</text:span></text:p>
      <text:p text:style-name="P9">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9"/>
      <text:p text:style-name="P9"/>
      <text:p text:style-name="P9"/>
      <text:p text:style-name="P18">... Sen Yücesin, bize öğrettiğinden başka bizim hiçbir bilgimiz yok. Gerçekten Sen, herşeyi bilen, hüküm ve hikmet sahibi olansın. (Bakara Suresi, 32)</text:p>
      <text:p text:style-name="P9"/>
      <text:p text:style-name="P9"/>
      <text:h text:style-name="P5" text:outline-level="1">KAYNAKÇA</text:h>
      <text:p text:style-name="P9"/>
      <text:p text:style-name="P9"/>
      <text:p text:style-name="P9">1- Sidney Fox, Klaus Dose, Molecular Evolution and The Origin of Life, New York: Marcel Dekker, 1977, s. 2</text:p>
      <text:p text:style-name="P9">2- Alexander I. Oparin, Origin of Life, (1936) New York, Dover Publications, 1953 (Reprint), s.196</text:p>
      <text:p text:style-name="P9">3- New Evidence on Evolution of Early Atmosphere and Life, Bulletin of the American Meteorological Society, cilt 74, Kasım 1982, s. 1328-1330.</text:p>
      <text:p text:style-name="P9">4- Stanley Miller, Molecular Evolution of Life: Current Status of the Prebiotic Synthesis of Small Molecules, 1986, s. 7</text:p>
      <text:p text:style-name="P9">5- Jeffrey Bada, Earth, Şubat 1998, s. 40</text:p>
      <text:p text:style-name="P9">6- Leslie E. Orgel, "The Origin of Life on Earth", Scientific American, cilt 271, Ekim 1994, s. 78</text:p>
      <text:p text:style-name="P9">7- Charles Darwin, The Origin of Species: A Facsimile of the First Edition, Harvard University Press, 1964, s. 189</text:p>
      <text:p text:style-name="P9">8-Charles Darwin, The Origin of Species: A Facsimile of the First Edition, Harvard University Press, 1964, s. 189</text:p>
      <text:p text:style-name="P9">9- B. G. Ranganathan, Origins?, Pennsylvania: The Banner Of Truth Trust, 1988</text:p>
      <text:p text:style-name="P9">10- Charles Darwin, The Origin of Species: A Facsimile of the First Edition, Harvard University Press, 1964, s. 179</text:p>
      <text:p text:style-name="P9">11- Derek A. Ager, "The Nature of the Fossil Record", Proceedings of the British Geological Association, cilt 87, 1976, s. 133</text:p>
      <text:p text:style-name="P9">12- Douglas J. Futuyma, Science on Trial, New York: Pantheon Books, 1983. s. 197</text:p>
      <text:p text:style-name="P9">13- Solly Zuckerman, Beyond The Ivory Tower, New York: Toplinger Publications, 1970, ss. 75-94; Charles E. Oxnard, "The Place of Australopithecines in Human Evolution: Grounds for Doubt", Nature, cilt 258, s. 389</text:p>
      <text:p text:style-name="P9">14- J. Rennie, "Darwin's Current Bulldog: Ernst Mayr", Scientific American, Aralık 1992</text:p>
      <text:p text:style-name="P9">15- Alan Walker, Science, cilt 207, 1980, s. 1103; A. J. Kelso, Physical Antropology, 1. baskı, New York: J. B. Lipincott Co., 1970, s. 221; M. D. Leakey, Olduvai Gorge, cilt 3, Cambridge: Cambridge University Press, 1971, s. 272</text:p>
      <text:p text:style-name="P9">16 - Time, Kasım 1996</text:p>
      <text:p text:style-name="P9">17- S. J. Gould, Natural History, cilt 85, 1976, s. 30</text:p>
      <text:p text:style-name="P9"><text:span text:style-name="T7">18- Solly Zuckerman, </text:span><text:span text:style-name="T8">Beyond The Ivory Tower</text:span><text:span text:style-name="T7">, New York: Toplinger Publications, 1970, s. 19</text:span></text:p>
      <text:p text:style-name="P9"><text:span text:style-name="T7">19- Richard Lewontin, </text:span><text:span text:style-name="T8">"The Demon-Haunted World"</text:span><text:span text:style-name="T7">, The New York Review of Books, 9 Ocak, 1997, s. 28</text:span></text:p>
      <text:p text:style-name="P12">20-Malcolm Muggeridge, The End of Christendom, Grand Rapids: Eerdmans, 1980, s. 43 </text:p>
      <text:p text:style-name="P13"/>
      <text:p text:style-name="P9"><text:soft-page-break/></text:p>
      <text:h text:style-name="P5" text:outline-level="1">RESİM ALTI YAZILARI</text:h>
      <text:p text:style-name="P9"/>
      <text:p text:style-name="P9"/>
      <text:p text:style-name="P9">s.248</text:p>
      <text:p text:style-name="P9">Safa ve Merve arasındaki Mes'a</text:p>
      <text:p text:style-name="P9"/>
      <text:p text:style-name="P9">s.250</text:p>
      <text:p text:style-name="P9">Resimlerde hac döneminde Arafat ve Rahmet Dağı görülmektedir.</text:p>
      <text:p text:style-name="P9"/>
      <text:p text:style-name="P9">s.252</text:p>
      <text:p text:style-name="P9">Yukarıda Mina'nın üstten görünüşü, yanda Mina'da inşa edilmiş olan Mescid-i Havf.</text:p>
      <text:p text:style-name="P9"/>
      <text:p text:style-name="P9">s.253</text:p>
      <text:p text:style-name="P9">Mescid-i Nebevi (Peygamber Cami).</text:p>
      <text:p text:style-name="P9"/>
      <text:p text:style-name="P9">s.256</text:p>
      <text:p text:style-name="P9">Mescid-i Haram'ın farklı açılardan görünüşleri</text:p>
      <text:p text:style-name="P9"/>
      <text:p text:style-name="P9">s.257</text:p>
      <text:p text:style-name="P9">Mescid-i Nebevi'nin gece ve gündüz farklı açılardan görünüşleri</text:p>
      <text:p text:style-name="P9"/>
      <text:p text:style-name="P9">s.261</text:p>
      <text:p text:style-name="P9">Kubbet-us Sahra ve Mescid-i Aksa'nın 1890 yılına ait görüntüsü</text:p>
      <text:p text:style-name="P9"/>
      <text:p text:style-name="P9">s.262</text:p>
      <text:p text:style-name="P9">Hz. Ömer Camii</text:p>
      <text:p text:style-name="P9"/>
      <text:p text:style-name="P9">s.265</text:p>
      <text:p text:style-name="P9">Sina Dağı'ndan bir görüntü</text:p>
      <text:p text:style-name="P10"/>
      <text:p text:style-name="P10"><text:soft-page-break/>s.268</text:p>
      <text:p text:style-name="P10">Darwin döneminde hücrenin kompleks yapısı hakkında hiçbir şey bilinmiyordu.</text:p>
      <text:p text:style-name="P10"/>
      <text:p text:style-name="P10">s.269</text:p>
      <text:p text:style-name="P9">Charles Darwin</text:p>
      <text:p text:style-name="P9"/>
      <text:p text:style-name="P9">s.271</text:p>
      <text:p text:style-name="P9">Kambriyen kayalıklarında bulunan fosiller; salyangozlar, trilobitler, süngerler, solucanlar, denizanaları, deniz yıldızları, yüzücü kabuklular, deniz zambakları gibi kompleks omurgasız türlerine aittir. Dikkat çekici olan, birbirinden çok farklı olan bu türlerin hepsinin bir anda ortaya çıkmalarıdır. Bu yüzden jeolojik literatürde bu mucizevi olay, "Kambriyen Patlaması" olarak anılır.</text:p>
      <text:p text:style-name="P9"/>
      <text:p text:style-name="P9">s.272</text:p>
      <text:p text:style-name="P9">Louis Pasteur</text:p>
      <text:p text:style-name="P9"/>
      <text:p text:style-name="P9">s.274</text:p>
      <text:p text:style-name="P9">Rus biyolog Alexander Oparin</text:p>
      <text:p text:style-name="P9"/>
      <text:p text:style-name="P9">s.275</text:p>
      <text:p text:style-name="P9">Evrimcilerin en büyük yanılgılarından bir tanesi de yukarıda temsili resmi görülen ve ilkel dünya olarak nitelendirdikleri ortamda canlılığın kendiliğinden oluşabileceğini düşünmeleridir. Miller deneyi gibi çalışmalarla bu iddialarını kanıtlamaya çalışmışlardır. Ancak bilimsel bulgular karşısında yine yenilgiye uğramışlardır. Çünkü 1970'li yıllarda elde edilen sonuçlar, ilkel dünya olarak nitelendirilen dönemdeki atmosferin yaşamın oluşması için hiçbir şekilde uygun olmadığını kanıtlamıştır.</text:p>
      <text:p text:style-name="P9"/>
      <text:p text:style-name="P9">s.276</text:p>
      <text:p text:style-name="P9">DNA molekülü canlı hücrelerinin çekirdeğinde yer alır. Dört ayrı molekülün farklı diziliminden oluşan DNA bir tür bilgi bankasıdır. Bu bilgi bankasında canlıyla ilgili bütün fiziksel özelliklerin şifreleri yer alır. İnsan DNA'sı kağıda döküldüğünde, ortaya yaklaşık 900 ciltlik bir ansiklopedi çıkacağı hesaplanmaktadır. Elbette böylesine olağanüstü bir bilgi, tesadüf kavramını kesin biçimde geçersiz kılmaktadır.</text:p>
      <text:p text:style-name="P9"/>
      <text:p text:style-name="P9">s.279</text:p>
      <text:p text:style-name="P9">Lamarck zürafaların ceylan benzeri hayvanlardan türediklerine inanıyordu. Ona göre otlara uzanmaya çalışan bu canlıların zaman içinde boyunları uzamış ve zürafalara dönüşüvermişlerdi. Mendel'in 1865 yılında keşfettiği <text:soft-page-break/>kalıtım kanunları, yaşam sırasında kazanılan özelliklerin sonraki nesillere aktarılmasının mümkün olmadığını ispatlamıştır. Böylece Lamarck'ın zürafa masalı da tarihe karışmıştır.</text:p>
      <text:p text:style-name="P9"/>
      <text:p text:style-name="P9">s.281</text:p>
      <text:p text:style-name="P9">Rastgele mutasyonlar insanlara ve diğer tüm canlılara her zaman zarar verirler. Resimde mutasyona uğradığı için iki başlı olarak doğmuş bir buzağı görülüyor.</text:p>
      <text:p text:style-name="P9"/>
      <text:p text:style-name="P9">s.283</text:p>
      <text:p text:style-name="P14">YAŞAYAN FOSİLLER EVRİMİ ÇÜRÜTÜYOR</text:p>
      <text:p text:style-name="P9">100-150 milyon yıllık denizyıldızı fosili (L.Cretaceous dönem)</text:p>
      <text:p text:style-name="P9">Ordovisyen devrine ait 450 milyon yıllık "at tırnağı yengeci" fosili</text:p>
      <text:p text:style-name="P9">150-200 milyon yıllık yusufçuk fosili (Jurassic-Recent dönem)</text:p>
      <text:p text:style-name="P9">100-150 milyon yıllık karides fosili (L.Cretaceous dönem)</text:p>
      <text:p text:style-name="P9">Resimlerde de görüldüğü gibi, yapılan arkeolojik kazılar sonucu bulunan tüm fosil örnekleri, günümüzde yaşayan örneklerinden farksızdır.</text:p>
      <text:p text:style-name="P9"/>
      <text:p text:style-name="P9">s.285</text:p>
      <text:p text:style-name="P9">Fosil kayıtları evrim teorisinin önünde çok büyük bir engeldir. Çünkü bu kayıtlar, canlı türlerinin aralarında hiçbir evrimsel geçiş formu bulunmadan, bir anda ve eksiksiz yapılarıyla ortaya çıktıklarını göstermektedir. Bu gerçek, türlerin ayrı ayrı yaratıldıklarının ispatlarından biridir.</text:p>
      <text:p text:style-name="P9"/>
      <text:p text:style-name="P9">53-33.7 milyon yıllık yarasa fosili</text:p>
      <text:p text:style-name="P9"/>
      <text:p text:style-name="P9">Yaklaşık 100 milyon yıllık karınca fosili</text:p>
      <text:p text:style-name="P9"/>
      <text:p text:style-name="P9">s.287</text:p>
      <text:p text:style-name="P9">Evrim yanlısı gazete ve dergilerde çıkan haberlerde aşağıdakine benzer hayali "ilkel" insanların resimleri sıklıkla kullanılır. Bu hayali resimlere dayanarak oluşturulan haberlerdeki tek kaynak, yazan kişilerin hayal gücüdür. Ancak evrim bilim karşısında o kadar çok yenilgi almıştır ki artık bilimsel dergilerde evrimle ilgili haberlere daha az rastlanır olmuştur.</text:p>
      <text:p text:style-name="P9"/>
      <text:p text:style-name="P9">SAHTE</text:p>
      <text:p text:style-name="P9"/>
      <text:p text:style-name="P9">s.288</text:p>
      <text:p text:style-name="P9"><text:soft-page-break/>Evrimciler, fosiller üzerinde yaptıkları yorumları genelde ideolojik beklentileri doğrultusunda yaparlar. Bu nedenle vardıkları sonuçlar çoğunlukla güvenilir değildir.</text:p>
      <text:p text:style-name="P9"/>
      <text:p text:style-name="P9">s.296</text:p>
      <text:p text:style-name="P9">Kafatası ışığı içeri geçirmez. Yani beynin bulunduğu yer kapkaranlıktır, dolayısıyla beynin, ışığın kendisiyle muhatap olması asla mümkün değildir. Ancak siz, mucizevi bir şekilde bu zifiri karanlıkta ışıklı, pırıl pırıl bir dünyayı seyredersiniz. Rengarenk bir doğa, güneşin parıltısı, kalabalık bir sokaktaki tüm insanlar bu zifiri karanlık yerde oluşur. Kapkaranlık beynin içinde, elektrik sinyallerinin, rengarenk, ışıltılı, aydınlık bir görüntüye dönüşmesi olağanüstü büyük bir mucizedir. Ruhumuza, tüm görüntüleri gösteren, tüm sesleri duyuran, ruhumuzun zevk alması için tüm tatları ve kokuları yaratan, herşeyin Yaratıcısı olan Allah'tır.</text:p>
      <text:p text:style-name="P9"/>
      <text:p text:style-name="P9">s.299</text:p>
      <text:p text:style-name="P9">Koşmakta olan atları seyreden bir insan, gözleriyle, gözünün önündeki atları seyrettiğini zanneder. Oysa onun gördüğü atların her biri, beyninin arkasındaki görme merkezinde oluşmaktadır. Bunları izleyen ve atların görüntüsünden zevk alan, protein ve yağdan oluşan beynin kendisi olamayacağına göre, kimdir?</text:p>
      <text:p text:style-name="P10"/>
      <text:p text:style-name="P10"/>
      <text:h text:style-name="P6" text:outline-level="1">ARKA KAPAK</text:h>
      <text:p text:style-name="P10"/>
      <text:p text:style-name="P9"/>
      <text:p text:style-name="P9">Allah, Furkan Suresi'nin ikinci ayetinde "Göklerin ve yerin mülkü O'nundur; çocuk edinmemiştir. O'na mülkünde ortak yoktur, her şeyi yaratmış, ona bir düzen vermiş, belli bir ölçüyle takdir etmiştir." şeklinde bildirmiştir. </text:p>
      <text:p text:style-name="P9">Evrende, ayette bildirilen bu kusursuz düzen ve ölçüye dair sayısız işaret vardır. Allah Kuran’da bu işaretlerden çeşitli örnekler vermektedir.</text:p>
      <text:p text:style-name="P9">Su, yiyecekler, güneş ışığı, gündüz ve gece, güzel bir manzara, dağlar, yollar, güzel bir insan yüzü, estetik mekanlar... Bunlar yeryüzündeki işaretlerin çok kısıtlı bir bölümüdür.</text:p>
      <text:p text:style-name="P9">Canlılardaki çoğu zaman taklit etmeye bile güç yetiremediğimiz özellikler Allah’ın yaratma sanatının işaretlerindendir.</text:p>
      <text:p text:style-name="P9">Tarih boyunca peygamberlerin yaşadıkları bazı kutsal mekanlar, Peygamberimiz Hz. Muhammed (sav)'in hayatının geçtiği şehirler Kuran'da dikkat çekilen mekanlardandır. </text:p>
      <text:p text:style-name="P9">Felaketlerdeki işaretler, insanın Allah karşısındaki acizliğini anlaması ve öğüt alması için birer düşünme vesilesidir. Teknolojideki işaretler Allah'a şükredilmesi gereken nimetlerdendir.</text:p>
      <text:p text:style-name="P9">Bu kitapta yer verilen konular Allah'ın üstün yaratma sanatının yalnızca birkaç örneğidir ve bize Rabbimiz'in gücünün sınırsızlığını göstermektedir. </text:p>
      <text:p text:style-name="P9"/>
      <text:p text:style-name="P9"><text:span text:style-name="T10">YAZAR HAKKINDA:</text:span><text:span text:style-name="T11"> </text:span>Harun Yahya müstear ismini kullanan Adnan Oktar, <text:span text:style-name="T12">1956 yılında Ankara'da doğdu. 1980'li yıllar</text:span>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9">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57 ayrı dile çevrilen yaklaşık 250 eseri, dünya çapında geniş bir okuyucu kitlesi tarafından takip edilmektedir.</text:p>
      <text:p text:style-name="P9">Harun Yahya Külliyatı, -Allah'ın izniyle- 21. yüzyılda dünya insanlarını Kuran'da tarif edilen huzur ve barışa, doğruluk ve adalete, güzellik ve mutluluğa taşımaya bir vesile olacaktır.</text:p>
      <text:p text:style-name="P10"/>
      <text:p text:style-name="P10"/>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pitch="variable" style:font-charset="x-symbol"/>
    <style:font-face style:name="Wingdings" svg:font-family="Wingdings" style:font-pitch="variable" style:font-charset="x-symbol"/>
    <style:font-face style:name="Zapf Dingbats" svg:font-family="'Zapf Dingbat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tyle:font-face style:name="Palatino" svg:font-family="Palatino" style:font-pitch="variable"/>
    <style:font-face style:name="PalatinoTurk" svg:font-family="PalatinoTurk"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orphans="2" fo:widows="2"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RES_2039_MÜSTÜ_20_AYET_2b__2b__2b_" style:display-name="RES‹MÜSTÜ AYET+++" style:family="paragraph">
      <style:paragraph-properties fo:line-height="0.847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_20_ALTI_2a_" style:display-name="RESIM ALTI*" style:family="paragraph">
      <style:paragraph-properties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_2a_" style:display-name="ALINTI*" style:family="paragraph">
      <style:paragraph-properties fo:margin-left="0.801cm" fo:margin-right="0cm" fo:margin-top="0.071cm" fo:margin-bottom="0.07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30_0_20_EVRIM_20_ANA_20_METIN" style:display-name="00 EVRIM ANA METIN" style:family="paragraph">
      <style:paragraph-properties fo:margin-left="0cm" fo:margin-right="0cm" fo:line-height="0.564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_2039_MALTI_2019_" style:display-name="RES‹MALTI’" style:family="paragraph">
      <style:paragraph-properties fo:line-height="0.423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UTU_20_BASLIK" style:display-name="KUTU BASLIK" style:family="paragraph">
      <style:paragraph-properties fo:line-height="0.847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alt_203a_" style:display-name="resimalt›" style:family="paragraph">
      <style:paragraph-properties fo:line-height="0.388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metin_20_yaz_203a_s_203a_" style:display-name="metin yaz›s›" style:family="paragraph">
      <style:paragraph-properties fo:margin-left="0cm" fo:margin-right="0cm" fo:line-height="0.564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text-position="-8% 100%"/>
    </style:style>
    <style:style style:name="WW8Num2z0" style:family="text">
      <style:text-properties style:text-position="0% 100%"/>
    </style:style>
    <style:style style:name="WW8Num3z0" style:family="text">
      <style:text-properties style:text-position="0% 100%"/>
    </style:style>
    <style:style style:name="WW8Num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text-position="-8% 100%"/>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text-position="0% 100%"/>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text-position="-8% 100%"/>
    </style:style>
    <style:style style:name="WW8Num12z0" style:family="text">
      <style:text-properties style:text-position="0% 100%"/>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text-position="-8% 100%"/>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text-position="0% 100%"/>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8z1" style:family="text">
      <style:text-properties style:font-name="Courier New" fo:font-family="'Courier New'" style:font-pitch="variable" style:font-name-complex="Courier New" style:font-family-complex="'Courier New'"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text-properties style:text-position="0% 100%"/>
    </style:style>
    <style:style style:name="WW8Num22z0" style:family="text">
      <style:text-properties style:text-position="0% 100%"/>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text-position="0% 100%"/>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text-position="-8% 100%"/>
    </style:style>
    <style:style style:name="WW8Num29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style:style style:name="dipnot" style:family="text">
      <style:text-properties fo:color="#000000" style:text-position="super 58%" style:font-name="PalatinoTurk" fo:font-family="PalatinoTurk" style:font-pitch="variable" fo:font-size="10pt" fo:language="en" fo:country="GB" style:font-size-asian="10pt" style:font-name-complex="PalatinoTurk" style:font-family-complex="PalatinoTurk" style:font-pitch-complex="variable"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7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7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7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7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7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7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7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7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9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9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9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9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9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9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4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4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4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4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4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4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4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4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15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5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5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5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5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6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6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6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6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6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6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9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9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9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9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9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KURAN'DAN İŞARETLER</dc:title>
    <dc:subject>KURAN'DAN İŞARETLER</dc:subject>
    <meta:initial-creator>Harun Yahya</meta:initial-creator>
    <meta:creation-date>2012-03-01T20:43:00</meta:creation-date>
    <dc:date>2019-09-29T00:06:43.017668965</dc:date>
    <meta:print-date>2012-02-09T12:44:00</meta:print-date>
    <meta:editing-cycles>51</meta:editing-cycles>
    <meta:editing-duration>PT2H48M48S</meta:editing-duration>
    <meta:generator>LibreOffice/6.3.2.2$Linux_X86_64 LibreOffice_project/ddcf6633b674837c71d3649d97a9cb3c0d392a84</meta:generator>
    <meta:document-statistic meta:table-count="0" meta:image-count="0" meta:object-count="0" meta:page-count="42" meta:paragraph-count="462" meta:word-count="12619" meta:character-count="96034" meta:non-whitespace-character-count="83805"/>
  </office:meta>
</office:document-meta>
</file>